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erif" fo:font-size="12pt" officeooo:rsid="000f537b" officeooo:paragraph-rsid="0017dd51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Liberation Serif" fo:font-size="12pt" officeooo:rsid="000f537b" officeooo:paragraph-rsid="000f537b" style:font-size-asian="12pt" style:font-size-complex="12pt"/>
    </style:style>
    <style:style style:name="P3" style:family="paragraph" style:parent-style-name="Standard">
      <style:paragraph-properties fo:line-height="100%"/>
      <style:text-properties style:font-name="Liberation Serif" fo:font-size="12pt" officeooo:rsid="000f537b" officeooo:paragraph-rsid="00105750" style:font-size-asian="12pt" style:font-size-complex="12pt"/>
    </style:style>
    <style:style style:name="P4" style:family="paragraph" style:parent-style-name="Standard">
      <style:paragraph-properties fo:line-height="100%"/>
      <style:text-properties style:font-name="Liberation Serif" fo:font-size="12pt" officeooo:rsid="0014db96" officeooo:paragraph-rsid="0017dd51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Liberation Serif" fo:font-size="12pt" officeooo:rsid="0017dd51" officeooo:paragraph-rsid="0017dd51" style:font-size-asian="12pt" style:font-size-complex="12pt"/>
    </style:style>
    <style:style style:name="P6" style:family="paragraph" style:parent-style-name="Standard">
      <style:paragraph-properties fo:line-height="100%"/>
      <style:text-properties fo:font-variant="normal" fo:text-transform="none" fo:color="#333333" style:font-name="Liberation Serif" fo:font-size="10pt" fo:letter-spacing="normal" fo:font-style="normal" fo:font-weight="normal" officeooo:rsid="000f537b" officeooo:paragraph-rsid="000f537b" style:font-size-asian="10pt" style:font-size-complex="10pt"/>
    </style:style>
    <style:style style:name="P7" style:family="paragraph" style:parent-style-name="Standard">
      <style:paragraph-properties fo:line-height="100%"/>
      <style:text-properties fo:font-variant="normal" fo:text-transform="none" fo:color="#333333" style:font-name="Liberation Serif" fo:font-size="10pt" fo:letter-spacing="normal" fo:font-style="normal" fo:font-weight="normal" officeooo:rsid="00130eea" officeooo:paragraph-rsid="000f537b" style:font-size-asian="10pt" style:font-size-complex="10pt"/>
    </style:style>
    <style:style style:name="P8" style:family="paragraph" style:parent-style-name="Standard">
      <style:paragraph-properties fo:line-height="100%"/>
      <style:text-properties officeooo:paragraph-rsid="00038465"/>
    </style:style>
    <style:style style:name="P9" style:family="paragraph" style:parent-style-name="Standard">
      <style:paragraph-properties fo:line-height="100%"/>
      <style:text-properties officeooo:paragraph-rsid="00079065"/>
    </style:style>
    <style:style style:name="P10" style:family="paragraph" style:parent-style-name="Standard">
      <style:paragraph-properties fo:line-height="100%"/>
      <style:text-properties officeooo:paragraph-rsid="00096fed"/>
    </style:style>
    <style:style style:name="P11" style:family="paragraph" style:parent-style-name="Standard">
      <style:paragraph-properties fo:line-height="100%"/>
      <style:text-properties officeooo:paragraph-rsid="000d2a48"/>
    </style:style>
    <style:style style:name="P12" style:family="paragraph" style:parent-style-name="Standard">
      <style:paragraph-properties fo:line-height="100%"/>
      <style:text-properties officeooo:paragraph-rsid="000e13f0"/>
    </style:style>
    <style:style style:name="P13" style:family="paragraph" style:parent-style-name="Standard">
      <style:paragraph-properties fo:line-height="100%"/>
      <style:text-properties officeooo:paragraph-rsid="002a7e85"/>
    </style:style>
    <style:style style:name="P14" style:family="paragraph" style:parent-style-name="Standard">
      <style:paragraph-properties fo:line-height="100%"/>
      <style:text-properties officeooo:paragraph-rsid="002ba091"/>
    </style:style>
    <style:style style:name="P15" style:family="paragraph" style:parent-style-name="Standard">
      <style:paragraph-properties fo:line-height="100%"/>
      <style:text-properties fo:font-size="10pt" officeooo:rsid="0002f2ff" officeooo:paragraph-rsid="002ba091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2a7e85" officeooo:paragraph-rsid="002ba091" style:font-size-asian="10pt" style:font-size-complex="10pt"/>
    </style:style>
    <style:style style:name="P17" style:family="paragraph" style:parent-style-name="Standard">
      <style:paragraph-properties fo:line-height="100%"/>
      <style:text-properties officeooo:rsid="002a7e85" officeooo:paragraph-rsid="002ba091"/>
    </style:style>
    <style:style style:name="P18" style:family="paragraph" style:parent-style-name="Standard">
      <style:text-properties officeooo:paragraph-rsid="002a7e85"/>
    </style:style>
    <style:style style:name="P19" style:family="paragraph" style:parent-style-name="Standard">
      <style:paragraph-properties fo:line-height="100%"/>
      <style:text-properties fo:font-size="12pt" officeooo:paragraph-rsid="000e13f0" style:font-size-asian="12pt" style:font-size-complex="12pt"/>
    </style:style>
    <style:style style:name="P20" style:family="paragraph" style:parent-style-name="Standard">
      <style:paragraph-properties fo:line-height="100%"/>
      <style:text-properties fo:font-variant="normal" fo:text-transform="none" fo:color="#333333" style:font-name="Liberation Serif" fo:font-size="10pt" fo:letter-spacing="normal" fo:font-style="normal" fo:font-weight="normal" officeooo:rsid="000e7602" officeooo:paragraph-rsid="000e13f0" style:font-size-asian="10pt" style:font-size-complex="10pt"/>
    </style:style>
    <style:style style:name="P21" style:family="paragraph" style:parent-style-name="Standard">
      <style:paragraph-properties fo:line-height="100%"/>
      <style:text-properties fo:font-variant="normal" fo:text-transform="none" fo:color="#333333" style:font-name="Liberation Serif" fo:font-size="10pt" fo:letter-spacing="normal" fo:font-style="normal" fo:font-weight="normal" officeooo:rsid="000f537b" officeooo:paragraph-rsid="000f537b" style:font-size-asian="10pt" style:font-size-complex="10pt"/>
    </style:style>
    <style:style style:name="P22" style:family="paragraph" style:parent-style-name="Standard">
      <style:paragraph-properties fo:line-height="100%"/>
      <style:text-properties fo:font-variant="normal" fo:text-transform="none" fo:color="#333333" style:font-name="Liberation Serif" fo:font-size="12pt" fo:letter-spacing="normal" fo:font-style="normal" fo:font-weight="normal" officeooo:rsid="0014db96" officeooo:paragraph-rsid="000f537b" style:font-size-asian="12pt" style:font-size-complex="12pt"/>
    </style:style>
    <style:style style:name="P23" style:family="paragraph" style:parent-style-name="Standard">
      <style:paragraph-properties fo:line-height="100%"/>
      <style:text-properties style:font-name="Liberation Serif" fo:font-size="10pt" officeooo:rsid="0002f2ff" officeooo:paragraph-rsid="00038465" style:font-size-asian="10pt" style:font-size-complex="10pt"/>
    </style:style>
    <style:style style:name="P24" style:family="paragraph" style:parent-style-name="Standard">
      <style:paragraph-properties fo:line-height="100%"/>
      <style:text-properties style:font-name="Liberation Serif" fo:font-size="10pt" officeooo:rsid="0002f2ff" officeooo:paragraph-rsid="0002f2ff" style:font-size-asian="10pt" style:font-size-complex="10pt"/>
    </style:style>
    <style:style style:name="P25" style:family="paragraph" style:parent-style-name="Standard">
      <style:text-properties style:font-name="Liberation Serif" fo:font-size="10pt" officeooo:rsid="0002f2ff" officeooo:paragraph-rsid="002a7e85" style:font-size-asian="10pt" style:font-size-complex="10pt"/>
    </style:style>
    <style:style style:name="P26" style:family="paragraph" style:parent-style-name="Standard">
      <style:paragraph-properties fo:line-height="100%"/>
      <style:text-properties style:font-name="Liberation Serif" fo:font-size="10pt" officeooo:paragraph-rsid="002a7e85" style:font-size-asian="10pt" style:font-size-complex="10pt"/>
    </style:style>
    <style:style style:name="P27" style:family="paragraph" style:parent-style-name="Standard">
      <style:paragraph-properties fo:line-height="100%"/>
      <style:text-properties style:font-name="Liberation Serif" fo:font-size="10pt" officeooo:paragraph-rsid="0002f2ff" style:font-size-asian="10pt" style:font-size-complex="10pt"/>
    </style:style>
    <style:style style:name="P28" style:family="paragraph" style:parent-style-name="Standard">
      <style:paragraph-properties fo:line-height="100%"/>
      <style:text-properties style:font-name="Liberation Serif" fo:font-size="10pt" officeooo:paragraph-rsid="000515ce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erif" fo:font-size="10pt" officeooo:paragraph-rsid="00054c07" style:font-size-asian="10pt" style:font-size-complex="10pt"/>
    </style:style>
    <style:style style:name="P30" style:family="paragraph" style:parent-style-name="Standard">
      <style:paragraph-properties fo:line-height="100%"/>
      <style:text-properties style:font-name="Liberation Serif" fo:font-size="10pt" officeooo:paragraph-rsid="00079065" style:font-size-asian="10pt" style:font-size-complex="10pt"/>
    </style:style>
    <style:style style:name="P31" style:family="paragraph" style:parent-style-name="Standard">
      <style:paragraph-properties fo:line-height="100%"/>
      <style:text-properties style:font-name="Liberation Serif" fo:font-size="10pt" officeooo:rsid="002ba091" officeooo:paragraph-rsid="002a7e85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Liberation Serif" fo:font-size="10pt" officeooo:rsid="002ba091" officeooo:paragraph-rsid="002ba091" style:font-size-asian="10pt" style:font-size-complex="10pt"/>
    </style:style>
    <style:style style:name="P33" style:family="paragraph" style:parent-style-name="Standard">
      <style:paragraph-properties fo:line-height="100%"/>
      <style:text-properties style:font-name="Liberation Serif" fo:font-size="10pt" officeooo:rsid="000f537b" officeooo:paragraph-rsid="000f537b" style:font-size-asian="10pt" style:font-size-complex="10pt"/>
    </style:style>
    <style:style style:name="P34" style:family="paragraph" style:parent-style-name="Standard">
      <style:paragraph-properties fo:line-height="100%"/>
      <style:text-properties style:font-name="Liberation Serif" fo:font-size="10pt" officeooo:rsid="002d7a99" officeooo:paragraph-rsid="002d7a99" style:font-size-asian="10pt" style:font-size-complex="10pt"/>
    </style:style>
    <style:style style:name="P35" style:family="paragraph" style:parent-style-name="Standard">
      <style:paragraph-properties fo:line-height="100%"/>
      <style:text-properties style:font-name="Liberation Serif" fo:font-size="24pt" officeooo:rsid="0002f2ff" officeooo:paragraph-rsid="002ef252" style:font-size-asian="24pt" style:font-size-complex="24pt"/>
    </style:style>
    <style:style style:name="P36" style:family="paragraph" style:parent-style-name="Standard">
      <style:paragraph-properties fo:line-height="100%"/>
      <style:text-properties style:font-name="Liberation Serif" fo:font-size="24pt" officeooo:rsid="002a7e85" officeooo:paragraph-rsid="002a7e85" style:font-size-asian="24pt" style:font-size-complex="24pt"/>
    </style:style>
    <style:style style:name="P37" style:family="paragraph" style:parent-style-name="Standard">
      <style:paragraph-properties fo:line-height="100%"/>
      <style:text-properties style:font-name="Liberation Serif" fo:font-size="24pt" officeooo:rsid="002ba091" officeooo:paragraph-rsid="002ba091" style:font-size-asian="24pt" style:font-size-complex="24pt"/>
    </style:style>
    <style:style style:name="P38" style:family="paragraph" style:parent-style-name="Standard">
      <style:paragraph-properties fo:line-height="100%"/>
      <style:text-properties fo:color="#2a6099" style:font-name="Liberation Serif" fo:font-size="24pt" officeooo:rsid="0002f2ff" officeooo:paragraph-rsid="002ef252" style:font-size-asian="24pt" style:font-size-complex="24pt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 fo:font-weight="normal" officeooo:rsid="000e7602"/>
    </style:style>
    <style:style style:name="T3" style:family="text">
      <style:text-properties fo:font-variant="normal" fo:text-transform="none" fo:color="#333333" fo:letter-spacing="normal" fo:font-style="normal" fo:font-weight="normal" officeooo:rsid="00105750"/>
    </style:style>
    <style:style style:name="T4" style:family="text">
      <style:text-properties fo:font-variant="normal" fo:text-transform="none" fo:color="#333333" fo:letter-spacing="normal" fo:font-style="normal" fo:font-weight="normal" officeooo:rsid="0011bd56"/>
    </style:style>
    <style:style style:name="T5" style:family="text">
      <style:text-properties fo:font-variant="normal" fo:text-transform="none" fo:color="#333333" fo:letter-spacing="normal" fo:font-style="normal" fo:font-weight="normal" officeooo:rsid="00130eea"/>
    </style:style>
    <style:style style:name="T6" style:family="text">
      <style:text-properties fo:font-variant="normal" fo:text-transform="none" fo:color="#333333" fo:letter-spacing="normal" fo:font-style="normal" fo:font-weight="normal" officeooo:rsid="0014db96"/>
    </style:style>
    <style:style style:name="T7" style:family="text">
      <style:text-properties fo:font-variant="normal" fo:text-transform="none" fo:color="#333333" fo:letter-spacing="normal" fo:font-style="normal" fo:font-weight="normal" officeooo:rsid="001691ed"/>
    </style:style>
    <style:style style:name="T8" style:family="text">
      <style:text-properties fo:font-variant="normal" fo:text-transform="none" fo:color="#333333" fo:letter-spacing="normal" fo:font-style="normal" fo:font-weight="normal" officeooo:rsid="0017dd51"/>
    </style:style>
    <style:style style:name="T9" style:family="text">
      <style:text-properties fo:font-variant="normal" fo:text-transform="none" fo:color="#333333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333333" fo:font-size="10pt" fo:letter-spacing="normal" fo:font-style="normal" fo:font-weight="normal" officeooo:rsid="000e7602" style:font-size-asian="10pt" style:font-size-complex="10pt"/>
    </style:style>
    <style:style style:name="T11" style:family="text">
      <style:text-properties fo:font-variant="normal" fo:text-transform="none" fo:color="#333333" fo:font-size="10pt" fo:letter-spacing="normal" fo:font-style="normal" fo:font-weight="normal" officeooo:rsid="0014db96" style:font-size-asian="10pt" style:font-size-complex="10pt"/>
    </style:style>
    <style:style style:name="T12" style:family="text">
      <style:text-properties fo:font-variant="normal" fo:text-transform="none" fo:color="#333333" fo:font-size="10pt" fo:letter-spacing="normal" fo:font-style="normal" fo:font-weight="normal" officeooo:rsid="00130eea" style:font-size-asian="10pt" style:font-size-complex="10pt"/>
    </style:style>
    <style:style style:name="T13" style:family="text">
      <style:text-properties fo:font-variant="normal" fo:text-transform="none" fo:color="#333333" fo:font-size="10pt" fo:letter-spacing="normal" fo:font-style="normal" fo:font-weight="normal" officeooo:rsid="001691ed" style:font-size-asian="10pt" style:font-size-complex="10pt"/>
    </style:style>
    <style:style style:name="T14" style:family="text">
      <style:text-properties fo:font-variant="normal" fo:text-transform="none" fo:color="#333333" fo:font-size="10pt" fo:letter-spacing="normal" fo:font-style="normal" fo:font-weight="normal" officeooo:rsid="0017dd51" style:font-size-asian="10pt" style:font-size-complex="10pt"/>
    </style:style>
    <style:style style:name="T15" style:family="text">
      <style:text-properties fo:font-variant="normal" fo:text-transform="none" fo:color="#333333" fo:font-size="10pt" fo:letter-spacing="normal" fo:font-style="normal" fo:font-weight="normal" officeooo:rsid="0011bd56" style:font-size-asian="10pt" style:font-size-complex="10pt"/>
    </style:style>
    <style:style style:name="T16" style:family="text">
      <style:text-properties fo:font-variant="normal" fo:text-transform="none" fo:color="#333333" fo:font-size="10pt" fo:letter-spacing="normal" fo:font-style="normal" fo:font-weight="normal" officeooo:rsid="00105750" style:font-size-asian="10pt" style:font-size-complex="10pt"/>
    </style:style>
    <style:style style:name="T17" style:family="text">
      <style:text-properties fo:font-variant="normal" fo:text-transform="none" fo:color="#333333" style:font-name="Liberation Serif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333333" style:font-name="Liberation Serif" fo:font-size="10pt" fo:letter-spacing="normal" fo:font-style="normal" fo:font-weight="normal" officeooo:rsid="000e7602" style:font-size-asian="10pt" style:font-size-complex="10pt"/>
    </style:style>
    <style:style style:name="T19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20" style:family="text">
      <style:text-properties fo:font-variant="normal" fo:text-transform="none" fo:color="#333333" style:font-name="Liberation Serif" fo:letter-spacing="normal" fo:font-style="normal" fo:font-weight="normal" officeooo:rsid="000e7602"/>
    </style:style>
    <style:style style:name="T21" style:family="text">
      <style:text-properties fo:font-variant="normal" fo:text-transform="none" fo:color="#333333" style:font-name="Lato Black" fo:font-size="10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333333" style:font-name="Lato Black" fo:font-size="10pt" fo:letter-spacing="normal" fo:font-style="normal" fo:font-weight="normal" officeooo:rsid="000e7602" style:font-size-asian="10pt" style:font-size-complex="10pt"/>
    </style:style>
    <style:style style:name="T23" style:family="text">
      <style:text-properties fo:font-variant="normal" fo:text-transform="none" fo:color="#333333" style:font-name="Lato Black" fo:font-size="10pt" fo:letter-spacing="normal" fo:font-style="normal" fo:font-weight="normal" officeooo:rsid="0014db96" style:font-size-asian="10pt" style:font-size-complex="10pt"/>
    </style:style>
    <style:style style:name="T24" style:family="text">
      <style:text-properties fo:font-variant="normal" fo:text-transform="none" fo:color="#333333" style:font-name="Lato Black" fo:font-size="10pt" fo:letter-spacing="normal" fo:font-style="normal" fo:font-weight="normal" officeooo:rsid="00130eea" style:font-size-asian="10pt" style:font-size-complex="10pt"/>
    </style:style>
    <style:style style:name="T25" style:family="text">
      <style:text-properties fo:font-variant="normal" fo:text-transform="none" fo:color="#333333" style:font-name="Lato Black" fo:font-size="10pt" fo:letter-spacing="normal" fo:font-style="normal" fo:font-weight="normal" officeooo:rsid="001691ed" style:font-size-asian="10pt" style:font-size-complex="10pt"/>
    </style:style>
    <style:style style:name="T26" style:family="text">
      <style:text-properties fo:font-variant="normal" fo:text-transform="none" fo:color="#333333" style:font-name="Lato Black" fo:font-size="10pt" fo:letter-spacing="normal" fo:font-style="normal" fo:font-weight="normal" officeooo:rsid="0017dd51" style:font-size-asian="10pt" style:font-size-complex="10pt"/>
    </style:style>
    <style:style style:name="T27" style:family="text">
      <style:text-properties fo:font-variant="normal" fo:text-transform="none" fo:color="#333333" style:font-name="Lato Black" fo:font-size="10pt" fo:letter-spacing="normal" fo:font-style="normal" fo:font-weight="normal" officeooo:rsid="0011bd56" style:font-size-asian="10pt" style:font-size-complex="10pt"/>
    </style:style>
    <style:style style:name="T28" style:family="text">
      <style:text-properties fo:font-variant="normal" fo:text-transform="none" fo:color="#333333" style:font-name="Lato Black" fo:font-size="10pt" fo:letter-spacing="normal" fo:font-style="normal" fo:font-weight="normal" officeooo:rsid="00105750" style:font-size-asian="10pt" style:font-size-complex="10pt"/>
    </style:style>
    <style:style style:name="T29" style:family="text">
      <style:text-properties fo:font-variant="normal" fo:text-transform="none" fo:color="#333333" style:font-name="Liberation Serif" fo:font-size="10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fo:color="#333333" style:font-name="Liberation Serif" fo:font-size="10pt" fo:letter-spacing="normal" fo:font-style="normal" fo:font-weight="normal" officeooo:rsid="000e7602" style:font-size-asian="10pt" style:font-size-complex="10pt"/>
    </style:style>
    <style:style style:name="T31" style:family="text">
      <style:text-properties fo:font-variant="normal" fo:text-transform="none" fo:color="#333333" style:font-name="Liberation Serif" fo:font-size="10pt" fo:letter-spacing="normal" fo:font-style="normal" fo:font-weight="normal" officeooo:rsid="0014db96" style:font-size-asian="10pt" style:font-size-complex="10pt"/>
    </style:style>
    <style:style style:name="T32" style:family="text">
      <style:text-properties fo:font-variant="normal" fo:text-transform="none" fo:color="#333333" style:font-name="Liberation Serif" fo:font-size="10pt" fo:letter-spacing="normal" fo:font-style="normal" fo:font-weight="normal" officeooo:rsid="00130eea" style:font-size-asian="10pt" style:font-size-complex="10pt"/>
    </style:style>
    <style:style style:name="T33" style:family="text">
      <style:text-properties fo:font-variant="normal" fo:text-transform="none" fo:color="#333333" style:font-name="Liberation Serif" fo:font-size="10pt" fo:letter-spacing="normal" fo:font-style="normal" fo:font-weight="normal" officeooo:rsid="001691ed" style:font-size-asian="10pt" style:font-size-complex="10pt"/>
    </style:style>
    <style:style style:name="T34" style:family="text">
      <style:text-properties fo:font-variant="normal" fo:text-transform="none" fo:color="#333333" style:font-name="Liberation Serif" fo:font-size="10pt" fo:letter-spacing="normal" fo:font-style="normal" fo:font-weight="normal" officeooo:rsid="0017dd51" style:font-size-asian="10pt" style:font-size-complex="10pt"/>
    </style:style>
    <style:style style:name="T35" style:family="text">
      <style:text-properties fo:font-variant="normal" fo:text-transform="none" fo:color="#333333" style:font-name="Liberation Serif" fo:font-size="10pt" fo:letter-spacing="normal" fo:font-style="normal" fo:font-weight="normal" officeooo:rsid="0011bd56" style:font-size-asian="10pt" style:font-size-complex="10pt"/>
    </style:style>
    <style:style style:name="T36" style:family="text">
      <style:text-properties fo:font-variant="normal" fo:text-transform="none" fo:color="#333333" style:font-name="Liberation Serif" fo:font-size="10pt" fo:letter-spacing="normal" fo:font-style="normal" fo:font-weight="normal" officeooo:rsid="00105750" style:font-size-asian="10pt" style:font-size-complex="10pt"/>
    </style:style>
    <style:style style:name="T37" style:family="text">
      <style:text-properties fo:font-variant="normal" fo:text-transform="none" fo:color="#004499" style:text-line-through-style="none" style:text-line-through-type="none" fo:font-size="10pt" fo:letter-spacing="normal" fo:font-style="normal" style:text-underline-style="none" fo:font-weight="normal" officeooo:rsid="0017dd51" style:text-blinking="false" style:font-size-asian="10pt" style:font-size-complex="10pt"/>
    </style:style>
    <style:style style:name="T38" style:family="text">
      <style:text-properties fo:font-variant="normal" fo:text-transform="none" fo:color="#004499" style:text-line-through-style="none" style:text-line-through-type="none" style:font-name="Roboto" fo:font-size="10pt" fo:letter-spacing="normal" fo:font-style="normal" style:text-underline-style="none" fo:font-weight="normal" officeooo:rsid="0017dd51" style:text-blinking="false" style:font-size-asian="10pt" style:font-size-complex="10pt"/>
    </style:style>
    <style:style style:name="T39" style:family="text">
      <style:text-properties fo:font-variant="normal" fo:text-transform="none" fo:color="#004499" style:text-line-through-style="none" style:text-line-through-type="none" style:font-name="Roboto" fo:letter-spacing="normal" fo:font-style="normal" style:text-underline-style="none" fo:font-weight="normal" officeooo:rsid="0017dd51" style:text-blinking="false"/>
    </style:style>
    <style:style style:name="T40" style:family="text">
      <style:text-properties fo:font-variant="normal" fo:text-transform="none" fo:color="#004499" style:text-line-through-style="none" style:text-line-through-type="none" style:font-name="Lato Black" fo:font-size="10pt" fo:letter-spacing="normal" fo:font-style="normal" style:text-underline-style="none" fo:font-weight="normal" officeooo:rsid="0017dd51" style:text-blinking="false" style:font-size-asian="10pt" style:font-size-complex="10pt"/>
    </style:style>
    <style:style style:name="T41" style:family="text">
      <style:text-properties fo:font-variant="normal" fo:text-transform="none" fo:color="#004499" style:text-line-through-style="none" style:text-line-through-type="none" style:font-name="Liberation Serif" fo:font-size="10pt" fo:letter-spacing="normal" fo:font-style="normal" style:text-underline-style="none" fo:font-weight="normal" officeooo:rsid="0017dd51" style:text-blinking="false" style:font-size-asian="10pt" style:font-size-complex="10pt"/>
    </style:style>
    <style:style style:name="T42" style:family="text">
      <style:text-properties style:font-name="Calibri Light" fo:language="en" fo:country="US" style:language-asian="pl" style:country-asian="PL" style:font-name-complex="Arial"/>
    </style:style>
    <style:style style:name="T43" style:family="text">
      <style:text-properties style:font-name="Calibri Light" fo:font-size="10pt" fo:language="en" fo:country="US" style:font-size-asian="10pt" style:language-asian="pl" style:country-asian="PL" style:font-name-complex="Arial" style:font-size-complex="10pt"/>
    </style:style>
    <style:style style:name="T44" style:family="text">
      <style:text-properties style:font-name="Liberation Serif"/>
    </style:style>
    <style:style style:name="T45" style:family="text">
      <style:text-properties style:font-name="Liberation Serif" fo:language="en" fo:country="US" style:text-underline-style="none" style:language-asian="pl" style:country-asian="PL" style:font-name-complex="Arial"/>
    </style:style>
    <style:style style:name="T46" style:family="text">
      <style:text-properties style:font-name="Liberation Serif" style:text-underline-style="none"/>
    </style:style>
    <style:style style:name="T47" style:family="text">
      <style:text-properties style:font-name="Liberation Serif" style:text-underline-style="none" officeooo:rsid="000e13f0"/>
    </style:style>
    <style:style style:name="T48" style:family="text">
      <style:text-properties style:font-name="Liberation Serif" fo:font-size="10pt" fo:language="en" fo:country="US" style:text-underline-style="none" style:font-size-asian="10pt" style:language-asian="pl" style:country-asian="PL" style:font-name-complex="Arial" style:font-size-complex="10pt"/>
    </style:style>
    <style:style style:name="T49" style:family="text">
      <style:text-properties style:font-name="Liberation Serif" fo:font-size="10pt" fo:language="en" fo:country="US" style:text-underline-style="none" officeooo:rsid="0017dd51" style:font-size-asian="10pt" style:language-asian="pl" style:country-asian="PL" style:font-name-complex="Arial" style:font-size-complex="10pt"/>
    </style:style>
    <style:style style:name="T50" style:family="text">
      <style:text-properties style:font-name="Liberation Serif" fo:font-size="10pt" style:text-underline-style="none" style:font-size-asian="10pt" style:font-size-complex="10pt"/>
    </style:style>
    <style:style style:name="T51" style:family="text">
      <style:text-properties style:font-name="Liberation Serif" fo:font-size="10pt" style:text-underline-style="none" officeooo:rsid="000e13f0" style:font-size-asian="10pt" style:font-size-complex="10pt"/>
    </style:style>
    <style:style style:name="T52" style:family="text">
      <style:text-properties style:font-name="Liberation Serif" fo:font-size="10pt" style:text-underline-style="none" officeooo:rsid="0017dd51" style:font-size-asian="10pt" style:font-size-complex="10pt"/>
    </style:style>
    <style:style style:name="T53" style:family="text">
      <style:text-properties style:font-name="Liberation Serif" fo:font-size="10pt" style:font-size-asian="10pt" style:font-size-complex="10pt"/>
    </style:style>
    <style:style style:name="T54" style:family="text">
      <style:text-properties officeooo:rsid="000e13f0"/>
    </style:style>
    <style:style style:name="T55" style:family="text">
      <style:text-properties officeooo:rsid="000e7602"/>
    </style:style>
    <style:style style:name="T56" style:family="text">
      <style:text-properties officeooo:rsid="0017dd51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fo:font-size="10pt" officeooo:rsid="0017dd51" style:font-size-asian="10pt" style:font-size-complex="10pt"/>
    </style:style>
    <style:style style:name="T59" style:family="text">
      <style:text-properties fo:font-size="10pt" officeooo:rsid="00079065" style:font-size-asian="10pt" style:font-size-complex="10pt"/>
    </style:style>
    <style:style style:name="T60" style:family="text">
      <style:text-properties fo:font-size="10pt" officeooo:rsid="00096fed" style:font-size-asian="10pt" style:font-size-complex="10pt"/>
    </style:style>
    <style:style style:name="T61" style:family="text">
      <style:text-properties fo:font-size="10pt" officeooo:rsid="000bb734" style:font-size-asian="10pt" style:font-size-complex="10pt"/>
    </style:style>
    <style:style style:name="T62" style:family="text">
      <style:text-properties fo:font-size="10pt" officeooo:rsid="000d2a48" style:font-size-asian="10pt" style:font-size-complex="10pt"/>
    </style:style>
    <style:style style:name="T63" style:family="text">
      <style:text-properties fo:font-size="10pt" officeooo:rsid="000e13f0" style:font-size-asian="10pt" style:font-size-complex="10pt"/>
    </style:style>
    <style:style style:name="T64" style:family="text">
      <style:text-properties fo:font-size="10pt" officeooo:rsid="000e7602" style:font-size-asian="10pt" style:font-size-complex="10pt"/>
    </style:style>
    <style:style style:name="T65" style:family="text">
      <style:text-properties fo:font-size="10pt" officeooo:rsid="0028d04e" style:font-size-asian="10pt" style:font-size-complex="10pt"/>
    </style:style>
    <style:style style:name="T66" style:family="text">
      <style:text-properties fo:font-size="10pt" officeooo:rsid="00270fc7" style:font-size-asian="10pt" style:font-size-complex="10pt"/>
    </style:style>
    <style:style style:name="T67" style:family="text">
      <style:text-properties fo:font-size="10pt" officeooo:rsid="002a7e85" style:font-size-asian="10pt" style:font-size-complex="10pt"/>
    </style:style>
    <style:style style:name="T68" style:family="text">
      <style:text-properties fo:font-size="10pt" officeooo:rsid="002ba091" style:font-size-asian="10pt" style:font-size-complex="10pt"/>
    </style:style>
    <style:style style:name="T69" style:family="text">
      <style:text-properties fo:font-size="10pt" fo:language="en" fo:country="US" style:font-size-asian="10pt" style:language-asian="pl" style:country-asian="PL" style:font-name-complex="Arial" style:font-size-complex="10pt"/>
    </style:style>
    <style:style style:name="T70" style:family="text">
      <style:text-properties fo:font-size="10pt" fo:language="en" fo:country="US" style:text-underline-style="none" style:font-size-asian="10pt" style:language-asian="pl" style:country-asian="PL" style:font-name-complex="Arial" style:font-size-complex="10pt"/>
    </style:style>
    <style:style style:name="T71" style:family="text">
      <style:text-properties fo:font-size="10pt" style:text-underline-style="none" style:font-size-asian="10pt" style:font-size-complex="10pt"/>
    </style:style>
    <style:style style:name="T72" style:family="text">
      <style:text-properties fo:font-size="10pt" style:text-underline-style="none" officeooo:rsid="000e13f0" style:font-size-asian="10pt" style:font-size-complex="10pt"/>
    </style:style>
    <style:style style:name="T73" style:family="text">
      <style:text-properties officeooo:rsid="00079065"/>
    </style:style>
    <style:style style:name="T74" style:family="text">
      <style:text-properties officeooo:rsid="00096fed"/>
    </style:style>
    <style:style style:name="T75" style:family="text">
      <style:text-properties officeooo:rsid="000af8fc"/>
    </style:style>
    <style:style style:name="T76" style:family="text">
      <style:text-properties officeooo:rsid="000bb734"/>
    </style:style>
    <style:style style:name="T77" style:family="text">
      <style:text-properties officeooo:rsid="000d2a48"/>
    </style:style>
    <style:style style:name="T78" style:family="text">
      <style:text-properties officeooo:rsid="00270fc7"/>
    </style:style>
    <style:style style:name="T79" style:family="text">
      <style:text-properties officeooo:rsid="0028d04e"/>
    </style:style>
    <style:style style:name="T80" style:family="text">
      <style:text-properties officeooo:rsid="002a7e85"/>
    </style:style>
    <style:style style:name="T81" style:family="text">
      <style:text-properties officeooo:rsid="002ba091"/>
    </style:style>
    <style:style style:name="T82" style:family="text">
      <style:text-properties style:font-name="Lato Black"/>
    </style:style>
    <style:style style:name="T83" style:family="text">
      <style:text-properties style:font-name="Lato Black" fo:font-size="10pt" style:font-size-asian="10pt" style:font-size-complex="10pt"/>
    </style:style>
    <style:style style:name="T84" style:family="text">
      <style:text-properties style:font-name="Lato Black" fo:font-size="10pt" officeooo:rsid="0017dd51" style:font-size-asian="10pt" style:font-size-complex="10pt"/>
    </style:style>
    <style:style style:name="T85" style:family="text">
      <style:text-properties style:font-name="Lato Black" fo:font-size="10pt" officeooo:rsid="002a7e85" style:font-size-asian="10pt" style:font-size-complex="10pt"/>
    </style:style>
    <style:style style:name="T86" style:family="text">
      <style:text-properties style:font-name="Lato Black" fo:font-size="10pt" officeooo:rsid="002ba091" style:font-size-asian="10pt" style:font-size-complex="10pt"/>
    </style:style>
    <style:style style:name="T87" style:family="text">
      <style:text-properties style:font-name="Lato Black" fo:font-size="10pt" officeooo:rsid="000bb734" style:font-size-asian="10pt" style:font-size-complex="10pt"/>
    </style:style>
    <style:style style:name="T88" style:family="text">
      <style:text-properties style:font-name="Lato Black" fo:font-size="10pt" officeooo:rsid="000d2a48" style:font-size-asian="10pt" style:font-size-complex="10pt"/>
    </style:style>
    <style:style style:name="T89" style:family="text">
      <style:text-properties style:font-name="Lato Black" fo:font-size="10pt" officeooo:rsid="0028d04e" style:font-size-asian="10pt" style:font-size-complex="10pt"/>
    </style:style>
    <style:style style:name="T90" style:family="text">
      <style:text-properties style:font-name="Lato Black" fo:font-size="10pt" officeooo:rsid="00270fc7" style:font-size-asian="10pt" style:font-size-complex="10pt"/>
    </style:style>
    <style:style style:name="T91" style:family="text">
      <style:text-properties style:font-name="Lato Black" fo:font-size="10pt" officeooo:rsid="00096fed" style:font-size-asian="10pt" style:font-size-complex="10pt"/>
    </style:style>
    <style:style style:name="T92" style:family="text">
      <style:text-properties style:font-name="Lato Black" fo:font-size="10pt" officeooo:rsid="00079065" style:font-size-asian="10pt" style:font-size-complex="10pt"/>
    </style:style>
    <style:style style:name="T93" style:family="text">
      <style:text-properties style:font-name="Lato Black" fo:font-size="10pt" officeooo:rsid="000e13f0" style:font-size-asian="10pt" style:font-size-complex="10pt"/>
    </style:style>
    <style:style style:name="T94" style:family="text">
      <style:text-properties style:font-name="Lato Black" fo:font-size="10pt" officeooo:rsid="000e7602" style:font-size-asian="10pt" style:font-size-complex="10pt"/>
    </style:style>
    <style:style style:name="T95" style:family="text">
      <style:text-properties style:font-name="Lato Black" fo:font-size="10pt" fo:language="en" fo:country="US" style:font-size-asian="10pt" style:language-asian="pl" style:country-asian="PL" style:font-name-complex="Arial" style:font-size-complex="10pt"/>
    </style:style>
    <style:style style:name="T96" style:family="text">
      <style:text-properties style:font-name="Lato Black" fo:font-size="10pt" fo:language="en" fo:country="US" style:text-underline-style="none" style:font-size-asian="10pt" style:language-asian="pl" style:country-asian="PL" style:font-name-complex="Arial" style:font-size-complex="10pt"/>
    </style:style>
    <style:style style:name="T97" style:family="text">
      <style:text-properties style:font-name="Lato Black" fo:font-size="10pt" style:text-underline-style="none" style:font-size-asian="10pt" style:font-size-complex="10pt"/>
    </style:style>
    <style:style style:name="T98" style:family="text">
      <style:text-properties style:font-name="Lato Black" fo:font-size="10pt" style:text-underline-style="none" officeooo:rsid="000e13f0" style:font-size-asian="10pt" style:font-size-complex="10pt"/>
    </style:style>
    <style:style style:name="T99" style:family="text">
      <style:text-properties style:font-name="Lato Black" officeooo:rsid="00096fed"/>
    </style:style>
    <style:style style:name="T100" style:family="text">
      <style:text-properties style:font-name="Lato Black" officeooo:rsid="000bb734"/>
    </style:style>
    <style:style style:name="T101" style:family="text">
      <style:text-properties style:font-name="Lato Black" officeooo:rsid="000d2a48"/>
    </style:style>
    <style:style style:name="T102" style:family="text">
      <style:text-properties style:font-name="Lato Black" officeooo:rsid="00270fc7"/>
    </style:style>
    <style:style style:name="T103" style:family="text">
      <style:text-properties style:font-name="Lato Black" officeooo:rsid="0017dd51"/>
    </style:style>
    <style:style style:name="T104" style:family="text">
      <style:text-properties style:font-name="Lato Black" officeooo:rsid="000af8fc"/>
    </style:style>
    <style:style style:name="T105" style:family="text">
      <style:text-properties style:font-name="Liberation Serif"/>
    </style:style>
    <style:style style:name="T106" style:family="text">
      <style:text-properties style:font-name="Liberation Serif" fo:font-size="10pt" style:font-size-asian="10pt" style:font-size-complex="10pt"/>
    </style:style>
    <style:style style:name="T107" style:family="text">
      <style:text-properties style:font-name="Liberation Serif" fo:font-size="10pt" officeooo:rsid="0017dd51" style:font-size-asian="10pt" style:font-size-complex="10pt"/>
    </style:style>
    <style:style style:name="T108" style:family="text">
      <style:text-properties style:font-name="Liberation Serif" fo:font-size="10pt" officeooo:rsid="002a7e85" style:font-size-asian="10pt" style:font-size-complex="10pt"/>
    </style:style>
    <style:style style:name="T109" style:family="text">
      <style:text-properties style:font-name="Liberation Serif" fo:font-size="10pt" officeooo:rsid="002ba091" style:font-size-asian="10pt" style:font-size-complex="10pt"/>
    </style:style>
    <style:style style:name="T110" style:family="text">
      <style:text-properties style:font-name="Liberation Serif" fo:font-size="10pt" officeooo:rsid="000bb734" style:font-size-asian="10pt" style:font-size-complex="10pt"/>
    </style:style>
    <style:style style:name="T111" style:family="text">
      <style:text-properties style:font-name="Liberation Serif" fo:font-size="10pt" officeooo:rsid="000d2a48" style:font-size-asian="10pt" style:font-size-complex="10pt"/>
    </style:style>
    <style:style style:name="T112" style:family="text">
      <style:text-properties style:font-name="Liberation Serif" fo:font-size="10pt" officeooo:rsid="0028d04e" style:font-size-asian="10pt" style:font-size-complex="10pt"/>
    </style:style>
    <style:style style:name="T113" style:family="text">
      <style:text-properties style:font-name="Liberation Serif" fo:font-size="10pt" officeooo:rsid="00270fc7" style:font-size-asian="10pt" style:font-size-complex="10pt"/>
    </style:style>
    <style:style style:name="T114" style:family="text">
      <style:text-properties style:font-name="Liberation Serif" fo:font-size="10pt" officeooo:rsid="00096fed" style:font-size-asian="10pt" style:font-size-complex="10pt"/>
    </style:style>
    <style:style style:name="T115" style:family="text">
      <style:text-properties style:font-name="Liberation Serif" fo:font-size="10pt" officeooo:rsid="00079065" style:font-size-asian="10pt" style:font-size-complex="10pt"/>
    </style:style>
    <style:style style:name="T116" style:family="text">
      <style:text-properties style:font-name="Liberation Serif" fo:font-size="10pt" officeooo:rsid="000e13f0" style:font-size-asian="10pt" style:font-size-complex="10pt"/>
    </style:style>
    <style:style style:name="T117" style:family="text">
      <style:text-properties style:font-name="Liberation Serif" fo:font-size="10pt" officeooo:rsid="000e7602" style:font-size-asian="10pt" style:font-size-complex="10pt"/>
    </style:style>
    <style:style style:name="T118" style:family="text">
      <style:text-properties style:font-name="Liberation Serif" fo:font-size="10pt" officeooo:rsid="002e4772" style:font-size-asian="10pt" style:font-size-complex="10pt"/>
    </style:style>
    <style:style style:name="T119" style:family="text">
      <style:text-properties style:font-name="Liberation Serif" fo:font-size="10pt" fo:language="en" fo:country="US" style:font-size-asian="10pt" style:language-asian="pl" style:country-asian="PL" style:font-name-complex="Arial" style:font-size-complex="10pt"/>
    </style:style>
    <style:style style:name="T120" style:family="text">
      <style:text-properties style:font-name="Liberation Serif" fo:font-size="10pt" fo:language="en" fo:country="US" style:text-underline-style="none" style:font-size-asian="10pt" style:language-asian="pl" style:country-asian="PL" style:font-name-complex="Arial" style:font-size-complex="10pt"/>
    </style:style>
    <style:style style:name="T121" style:family="text">
      <style:text-properties style:font-name="Liberation Serif" fo:font-size="10pt" style:text-underline-style="none" style:font-size-asian="10pt" style:font-size-complex="10pt"/>
    </style:style>
    <style:style style:name="T122" style:family="text">
      <style:text-properties style:font-name="Liberation Serif" fo:font-size="10pt" style:text-underline-style="none" officeooo:rsid="000e13f0" style:font-size-asian="10pt" style:font-size-complex="10pt"/>
    </style:style>
    <style:style style:name="T123" style:family="text">
      <style:text-properties style:font-name="Liberation Serif" officeooo:rsid="00096fed"/>
    </style:style>
    <style:style style:name="T124" style:family="text">
      <style:text-properties style:font-name="Liberation Serif" officeooo:rsid="000bb734"/>
    </style:style>
    <style:style style:name="T125" style:family="text">
      <style:text-properties style:font-name="Liberation Serif" officeooo:rsid="000d2a48"/>
    </style:style>
    <style:style style:name="T126" style:family="text">
      <style:text-properties style:font-name="Liberation Serif" officeooo:rsid="00270fc7"/>
    </style:style>
    <style:style style:name="T127" style:family="text">
      <style:text-properties style:font-name="Liberation Serif" officeooo:rsid="0017dd51"/>
    </style:style>
    <style:style style:name="T128" style:family="text">
      <style:text-properties style:font-name="Liberation Serif" officeooo:rsid="000af8fc"/>
    </style:style>
    <style:style style:name="T129" style:family="text">
      <style:text-properties officeooo:rsid="002e4772"/>
    </style:style>
    <style:style style:name="T130" style:family="text">
      <style:text-properties fo:color="#000080" style:font-name="Liberation Serif" fo:font-size="10pt" fo:language="zxx" fo:country="none" style:text-underline-style="solid" style:text-underline-width="auto" style:text-underline-color="font-color" officeooo:rsid="002e4772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officeooo:rsid="002ef252"/>
    </style:style>
    <style:style style:name="T132" style:family="text">
      <style:text-properties fo:font-size="16pt" officeooo:rsid="002ef252" style:font-size-asian="16pt" style:font-size-complex="16pt"/>
    </style:style>
    <style:style style:name="T133" style:family="text">
      <style:text-properties fo:font-size="13pt" officeooo:rsid="002ef252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Spis publikacji </text:p>
      <text:p text:style-name="P38"><text:span text:style-name="T133">Wojciech Moszczyński</text:span></text:p>
      <text:p text:style-name="P23"/>
      <text:p text:style-name="P36">2021</text:p>
      <text:p text:style-name="P13"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<text:span text:style-name="T107">Problem przydziału – przypadek specjalizacji produkcji metodą programowania liniowego</text:span></text:a><text:span text:style-name="T107">. </text:span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<text:span text:style-name="T107"><text:s/></text:span></text:a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<text:span text:style-name="T108">P</text:span></text:a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<text:span text:style-name="T107">rzegląd zbożowo-młynarski 2021-1</text:span></text:a></text:p>
      <text:p text:style-name="P17"><text:a xlink:type="simple" xlink:href="https://sigma-not.pl/publikacja-129957-maksymalizacja-przychodów-ze-sprzedaży-pieczywa-za-pomoca-algorytmu-programowania-liniowego-przeglad-piekarski-i-cukierniczy-2021-1.html" text:style-name="Internet_20_link" text:visited-style-name="Visited_20_Internet_20_Link"><text:span text:style-name="T107">Maksymalizacja przychodów ze sprzedaży pieczywa za pomocą algorytmu programowania liniowego. <text:s/></text:span></text:a><text:a xlink:type="simple" xlink:href="https://sigma-not.pl/publikacja-129957-maksymalizacja-przychodów-ze-sprzedaży-pieczywa-za-pomoca-algorytmu-programowania-liniowego-przeglad-piekarski-i-cukierniczy-2021-1.html" text:style-name="Internet_20_link" text:visited-style-name="Visited_20_Internet_20_Link"><text:span text:style-name="T109">P</text:span></text:a><text:a xlink:type="simple" xlink:href="https://sigma-not.pl/publikacja-129957-maksymalizacja-przychodów-ze-sprzedaży-pieczywa-za-pomoca-algorytmu-programowania-liniowego-przeglad-piekarski-i-cukierniczy-2021-1.html" text:style-name="Internet_20_link" text:visited-style-name="Visited_20_Internet_20_Link"><text:span text:style-name="T107">rzegląd piekarski i cukierniczy 2021-1</text:span></text:a></text:p>
      <text:p text:style-name="P13"><text:a xlink:type="simple" xlink:href="https://sigma-not.pl/publikacja-130225-sprzedaż-internetowa-w-piekarni-i-cukierni-przeglad-piekarski-i-cukierniczy-2021-2.html" text:style-name="Internet_20_link" text:visited-style-name="Visited_20_Internet_20_Link"><text:span text:style-name="T107">Sprzedaż internetowa w piekarni i cukierni. <text:s/></text:span></text:a><text:a xlink:type="simple" xlink:href="https://sigma-not.pl/publikacja-130225-sprzedaż-internetowa-w-piekarni-i-cukierni-przeglad-piekarski-i-cukierniczy-2021-2.html" text:style-name="Internet_20_link" text:visited-style-name="Visited_20_Internet_20_Link"><text:span text:style-name="T108">P</text:span></text:a><text:a xlink:type="simple" xlink:href="https://sigma-not.pl/publikacja-130225-sprzedaż-internetowa-w-piekarni-i-cukierni-przeglad-piekarski-i-cukierniczy-2021-2.html" text:style-name="Internet_20_link" text:visited-style-name="Visited_20_Internet_20_Link"><text:span text:style-name="T107">rzegląd piekarski i cukierniczy 2021-2</text:span></text:a></text:p>
      <text:p text:style-name="P14"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107">Ocena efektywności piekarni za pomocą modelu </text:span></text:a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130">C</text:span></text:a><text:span text:style-name="T130">CR</text:span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107">-</text:span></text:a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130">DEA</text:span></text:a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107">. <text:s/></text:span></text:a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108">P</text:span></text:a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107">rzegląd piekarski i cukierniczy 2021-3</text:span></text:a></text:p>
      <text:p text:style-name="P34"><text:a xlink:type="simple" xlink:href="https://sigma-not.pl/publikacja-130130-mobbing-–-degradacja-podwładnego-gospodarka-miesna-2021-1.html" text:style-name="Internet_20_link" text:visited-style-name="Visited_20_Internet_20_Link">Mobbing – degradacja podwładnego. Gospodarka Mięsna 2021-1 </text:a></text:p>
      <text:p text:style-name="P24"/>
      <text:p text:style-name="P36">2020</text:p>
      <text:p text:style-name="P16"><text:a xlink:type="simple" xlink:href="https://sigma-not.pl/publikacja-124772-wstęp-do-budowy-modeli-prognozujacych-ceny-zboża-i-produktów-zbożowych-przeglad-zbozowo-mlynarski-2020-1.html" text:style-name="Internet_20_link" text:visited-style-name="Visited_20_Internet_20_Link"><text:span text:style-name="T44">Wstęp do budowy modeli prognozujących ceny zboża i produktów zbożowych. Przegląd </text:span></text:a><text:a xlink:type="simple" xlink:href="https://sigma-not.pl/publikacja-124772-wstęp-do-budowy-modeli-prognozujacych-ceny-zboża-i-produktów-zbożowych-przeglad-zbozowo-mlynarski-2020-1.html" text:style-name="Internet_20_link" text:visited-style-name="Visited_20_Internet_20_Link"><text:span text:style-name="T123">Z</text:span></text:a><text:a xlink:type="simple" xlink:href="https://sigma-not.pl/publikacja-124772-wstęp-do-budowy-modeli-prognozujacych-ceny-zboża-i-produktów-zbożowych-przeglad-zbozowo-mlynarski-2020-1.html" text:style-name="Internet_20_link" text:visited-style-name="Visited_20_Internet_20_Link"><text:span text:style-name="T44">bożowo-</text:span></text:a><text:a xlink:type="simple" xlink:href="https://sigma-not.pl/publikacja-124772-wstęp-do-budowy-modeli-prognozujacych-ceny-zboża-i-produktów-zbożowych-przeglad-zbozowo-mlynarski-2020-1.html" text:style-name="Internet_20_link" text:visited-style-name="Visited_20_Internet_20_Link"><text:span text:style-name="T123">M</text:span></text:a><text:a xlink:type="simple" xlink:href="https://sigma-not.pl/publikacja-124772-wstęp-do-budowy-modeli-prognozujacych-ceny-zboża-i-produktów-zbożowych-przeglad-zbozowo-mlynarski-2020-1.html" text:style-name="Internet_20_link" text:visited-style-name="Visited_20_Internet_20_Link"><text:span text:style-name="T44">łynarski 2020-1</text:span></text:a></text:p>
      <text:p text:style-name="P16"><text:a xlink:type="simple" xlink:href="https://sigma-not.pl/publikacja-124321-jak-zdobyć-zaufanie-inwestorów-kupujacych-piekarnię?-przeglad-piekarski-i-cukierniczy-2020-1.html" text:style-name="Internet_20_link" text:visited-style-name="Visited_20_Internet_20_Link"><text:span text:style-name="T44">Jak zdobyć zaufanie inwestorów kupujących piekarnię? Przegląd </text:span></text:a><text:a xlink:type="simple" xlink:href="https://sigma-not.pl/publikacja-124321-jak-zdobyć-zaufanie-inwestorów-kupujacych-piekarnię?-przeglad-piekarski-i-cukierniczy-2020-1.html" text:style-name="Internet_20_link" text:visited-style-name="Visited_20_Internet_20_Link"><text:span text:style-name="T123">P</text:span></text:a><text:a xlink:type="simple" xlink:href="https://sigma-not.pl/publikacja-124321-jak-zdobyć-zaufanie-inwestorów-kupujacych-piekarnię?-przeglad-piekarski-i-cukierniczy-2020-1.html" text:style-name="Internet_20_link" text:visited-style-name="Visited_20_Internet_20_Link"><text:span text:style-name="T44">iekarski i </text:span></text:a><text:a xlink:type="simple" xlink:href="https://sigma-not.pl/publikacja-124321-jak-zdobyć-zaufanie-inwestorów-kupujacych-piekarnię?-przeglad-piekarski-i-cukierniczy-2020-1.html" text:style-name="Internet_20_link" text:visited-style-name="Visited_20_Internet_20_Link"><text:span text:style-name="T123">C</text:span></text:a><text:a xlink:type="simple" xlink:href="https://sigma-not.pl/publikacja-124321-jak-zdobyć-zaufanie-inwestorów-kupujacych-piekarnię?-przeglad-piekarski-i-cukierniczy-2020-1.html" text:style-name="Internet_20_link" text:visited-style-name="Visited_20_Internet_20_Link"><text:span text:style-name="T44">ukierniczy 2020-1</text:span></text:a></text:p>
      <text:p text:style-name="P16"><text:a xlink:type="simple" xlink:href="https://sigma-not.pl/publikacja-124724-osiem-najczęściej-popełnianych-błędów-przy-sprzedaży-własnej-piekarni-przeglad-piekarski-i-cukierniczy-2020-2.html" text:style-name="Internet_20_link" text:visited-style-name="Visited_20_Internet_20_Link"><text:span text:style-name="T44">Osiem najczęściej popełnianych błędów przy sprzedaży własnej piekarni. Przegląd piekarski i cukierniczy 2020-2</text:span></text:a></text:p>
      <text:p text:style-name="P16"><text:a xlink:type="simple" xlink:href="https://sigma-not.pl/publikacja-125840-data-science---nowa-nauka-w-obszarze-analizy-danych-przeglad-zbozowo-mlynarski-2020-2.html" text:style-name="Internet_20_link" text:visited-style-name="Visited_20_Internet_20_Link"><text:span text:style-name="T44">Data science - nowa nauka w obszarze analizy danych. Przegląd </text:span></text:a><text:a xlink:type="simple" xlink:href="https://sigma-not.pl/publikacja-125840-data-science---nowa-nauka-w-obszarze-analizy-danych-przeglad-zbozowo-mlynarski-2020-2.html" text:style-name="Internet_20_link" text:visited-style-name="Visited_20_Internet_20_Link"><text:span text:style-name="T124">Z</text:span></text:a><text:a xlink:type="simple" xlink:href="https://sigma-not.pl/publikacja-125840-data-science---nowa-nauka-w-obszarze-analizy-danych-przeglad-zbozowo-mlynarski-2020-2.html" text:style-name="Internet_20_link" text:visited-style-name="Visited_20_Internet_20_Link"><text:span text:style-name="T44">bożowo-</text:span></text:a><text:a xlink:type="simple" xlink:href="https://sigma-not.pl/publikacja-125840-data-science---nowa-nauka-w-obszarze-analizy-danych-przeglad-zbozowo-mlynarski-2020-2.html" text:style-name="Internet_20_link" text:visited-style-name="Visited_20_Internet_20_Link"><text:span text:style-name="T124">M</text:span></text:a><text:a xlink:type="simple" xlink:href="https://sigma-not.pl/publikacja-125840-data-science---nowa-nauka-w-obszarze-analizy-danych-przeglad-zbozowo-mlynarski-2020-2.html" text:style-name="Internet_20_link" text:visited-style-name="Visited_20_Internet_20_Link"><text:span text:style-name="T44">łynarski 2020-2</text:span></text:a></text:p>
      <text:p text:style-name="P16"><text:a xlink:type="simple" xlink:href="https://sigma-not.pl/publikacja-125300-dlaczego-przed-sprzedaża-piekarni-należy-przygotować-plan?-przeglad-piekarski-i-cukierniczy-2020-3.html" text:style-name="Internet_20_link" text:visited-style-name="Visited_20_Internet_20_Link"><text:span text:style-name="T44">Dlaczego przed sprzedażą piekarni należy przygotować plan? Przegląd </text:span></text:a><text:a xlink:type="simple" xlink:href="https://sigma-not.pl/publikacja-125300-dlaczego-przed-sprzedaża-piekarni-należy-przygotować-plan?-przeglad-piekarski-i-cukierniczy-2020-3.html" text:style-name="Internet_20_link" text:visited-style-name="Visited_20_Internet_20_Link"><text:span text:style-name="T124">P</text:span></text:a><text:a xlink:type="simple" xlink:href="https://sigma-not.pl/publikacja-125300-dlaczego-przed-sprzedaża-piekarni-należy-przygotować-plan?-przeglad-piekarski-i-cukierniczy-2020-3.html" text:style-name="Internet_20_link" text:visited-style-name="Visited_20_Internet_20_Link"><text:span text:style-name="T44">iekarski i </text:span></text:a><text:a xlink:type="simple" xlink:href="https://sigma-not.pl/publikacja-125300-dlaczego-przed-sprzedaża-piekarni-należy-przygotować-plan?-przeglad-piekarski-i-cukierniczy-2020-3.html" text:style-name="Internet_20_link" text:visited-style-name="Visited_20_Internet_20_Link"><text:span text:style-name="T124">C</text:span></text:a><text:a xlink:type="simple" xlink:href="https://sigma-not.pl/publikacja-125300-dlaczego-przed-sprzedaża-piekarni-należy-przygotować-plan?-przeglad-piekarski-i-cukierniczy-2020-3.html" text:style-name="Internet_20_link" text:visited-style-name="Visited_20_Internet_20_Link"><text:span text:style-name="T44">ukierniczy 2020-3</text:span></text:a></text:p>
      <text:p text:style-name="P13"><text:a xlink:type="simple" xlink:href="https://sigma-not.pl/publikacja-126420-czym-jest-sztuczna-inteligencja?-wprowadzenie-do-algorytmu-konwolucyjnych-sieci-neuronowych-przeglad-zbozowo-mlynarski-2020-3.html" text:style-name="Internet_20_link" text:visited-style-name="Visited_20_Internet_20_Link"><text:span text:style-name="T53">Czym jest sztuczna inteligencja? Wprowadzenie do algorytmu konwolucyjnych sieci neuronowych. Przegląd </text:span></text:a><text:a xlink:type="simple" xlink:href="https://sigma-not.pl/publikacja-126420-czym-jest-sztuczna-inteligencja?-wprowadzenie-do-algorytmu-konwolucyjnych-sieci-neuronowych-przeglad-zbozowo-mlynarski-2020-3.html" text:style-name="Internet_20_link" text:visited-style-name="Visited_20_Internet_20_Link"><text:span text:style-name="T110">Z</text:span></text:a><text:a xlink:type="simple" xlink:href="https://sigma-not.pl/publikacja-126420-czym-jest-sztuczna-inteligencja?-wprowadzenie-do-algorytmu-konwolucyjnych-sieci-neuronowych-przeglad-zbozowo-mlynarski-2020-3.html" text:style-name="Internet_20_link" text:visited-style-name="Visited_20_Internet_20_Link"><text:span text:style-name="T53">bożowo-</text:span></text:a><text:a xlink:type="simple" xlink:href="https://sigma-not.pl/publikacja-126420-czym-jest-sztuczna-inteligencja?-wprowadzenie-do-algorytmu-konwolucyjnych-sieci-neuronowych-przeglad-zbozowo-mlynarski-2020-3.html" text:style-name="Internet_20_link" text:visited-style-name="Visited_20_Internet_20_Link"><text:span text:style-name="T110">M</text:span></text:a><text:a xlink:type="simple" xlink:href="https://sigma-not.pl/publikacja-126420-czym-jest-sztuczna-inteligencja?-wprowadzenie-do-algorytmu-konwolucyjnych-sieci-neuronowych-przeglad-zbozowo-mlynarski-2020-3.html" text:style-name="Internet_20_link" text:visited-style-name="Visited_20_Internet_20_Link"><text:span text:style-name="T53">łynarski 2020-3</text:span></text:a></text:p>
      <text:p text:style-name="P14"><text:a xlink:type="simple" xlink:href="https://sigma-not.pl/publikacja-127373-jak-działaja-rekurencyjne-sieci-neuronowe-przeglad-zbozowo-mlynarski-2020-4.html" text:style-name="Internet_20_link" text:visited-style-name="Visited_20_Internet_20_Link"><text:span text:style-name="T53">Jak działają rekurencyjne sieci neuronowe. </text:span></text:a><text:a xlink:type="simple" xlink:href="https://sigma-not.pl/publikacja-127373-jak-działaja-rekurencyjne-sieci-neuronowe-przeglad-zbozowo-mlynarski-2020-4.html" text:style-name="Internet_20_link" text:visited-style-name="Visited_20_Internet_20_Link"><text:span text:style-name="T53">P</text:span></text:a><text:a xlink:type="simple" xlink:href="https://sigma-not.pl/publikacja-127373-jak-działaja-rekurencyjne-sieci-neuronowe-przeglad-zbozowo-mlynarski-2020-4.html" text:style-name="Internet_20_link" text:visited-style-name="Visited_20_Internet_20_Link"><text:span text:style-name="T53">rzegląd </text:span></text:a><text:a xlink:type="simple" xlink:href="https://sigma-not.pl/publikacja-127373-jak-działaja-rekurencyjne-sieci-neuronowe-przeglad-zbozowo-mlynarski-2020-4.html" text:style-name="Internet_20_link" text:visited-style-name="Visited_20_Internet_20_Link"><text:span text:style-name="T111">Z</text:span></text:a><text:a xlink:type="simple" xlink:href="https://sigma-not.pl/publikacja-127373-jak-działaja-rekurencyjne-sieci-neuronowe-przeglad-zbozowo-mlynarski-2020-4.html" text:style-name="Internet_20_link" text:visited-style-name="Visited_20_Internet_20_Link"><text:span text:style-name="T53">bożowo-</text:span></text:a><text:a xlink:type="simple" xlink:href="https://sigma-not.pl/publikacja-127373-jak-działaja-rekurencyjne-sieci-neuronowe-przeglad-zbozowo-mlynarski-2020-4.html" text:style-name="Internet_20_link" text:visited-style-name="Visited_20_Internet_20_Link"><text:span text:style-name="T111">M</text:span></text:a><text:a xlink:type="simple" xlink:href="https://sigma-not.pl/publikacja-127373-jak-działaja-rekurencyjne-sieci-neuronowe-przeglad-zbozowo-mlynarski-2020-4.html" text:style-name="Internet_20_link" text:visited-style-name="Visited_20_Internet_20_Link"><text:span text:style-name="T53">łynarski 2020-4</text:span></text:a></text:p>
      <text:p text:style-name="P14"><text:a xlink:type="simple" xlink:href="https://sigma-not.pl/publikacja-128425-zastosowania-algorytmu-programowania-liniowego-w-procesie-wyboru-wielkości-produkcji-przeglad-zbozowo-mlynarski-2020-5.html" text:style-name="Internet_20_link" text:visited-style-name="Visited_20_Internet_20_Link"><text:span text:style-name="T107">Zastosowania algorytmu programowania liniowego w procesie wyboru wielkości produkcji przegląd </text:span></text:a><text:a xlink:type="simple" xlink:href="https://sigma-not.pl/publikacja-128425-zastosowania-algorytmu-programowania-liniowego-w-procesie-wyboru-wielkości-produkcji-przeglad-zbozowo-mlynarski-2020-5.html" text:style-name="Internet_20_link" text:visited-style-name="Visited_20_Internet_20_Link"><text:span text:style-name="T111">z</text:span></text:a><text:a xlink:type="simple" xlink:href="https://sigma-not.pl/publikacja-128425-zastosowania-algorytmu-programowania-liniowego-w-procesie-wyboru-wielkości-produkcji-przeglad-zbozowo-mlynarski-2020-5.html" text:style-name="Internet_20_link" text:visited-style-name="Visited_20_Internet_20_Link"><text:span text:style-name="T107">bożowo-</text:span></text:a><text:a xlink:type="simple" xlink:href="https://sigma-not.pl/publikacja-128425-zastosowania-algorytmu-programowania-liniowego-w-procesie-wyboru-wielkości-produkcji-przeglad-zbozowo-mlynarski-2020-5.html" text:style-name="Internet_20_link" text:visited-style-name="Visited_20_Internet_20_Link"><text:span text:style-name="T111">m</text:span></text:a><text:a xlink:type="simple" xlink:href="https://sigma-not.pl/publikacja-128425-zastosowania-algorytmu-programowania-liniowego-w-procesie-wyboru-wielkości-produkcji-przeglad-zbozowo-mlynarski-2020-5.html" text:style-name="Internet_20_link" text:visited-style-name="Visited_20_Internet_20_Link"><text:span text:style-name="T107">łynarski 2020-</text:span></text:a><text:a xlink:type="simple" xlink:href="https://sigma-not.pl/publikacja-128425-zastosowania-algorytmu-programowania-liniowego-w-procesie-wyboru-wielkości-produkcji-przeglad-zbozowo-mlynarski-2020-5.html" text:style-name="Internet_20_link" text:visited-style-name="Visited_20_Internet_20_Link"><text:span text:style-name="T112">5</text:span></text:a></text:p>
      <text:p text:style-name="P13"><text:a xlink:type="simple" xlink:href="https://sigma-not.pl/publikacja-126095-co-powinni-zrobić-właściciele-piekarni-w-dobie-koronawirusa?-przeglad-piekarski-i-cukierniczy-2020-5.html" text:style-name="Internet_20_link" text:visited-style-name="Visited_20_Internet_20_Link"><text:span text:style-name="T53">Co powinni zrobić właściciele piekarni w dobie koron</text:span></text:a><text:a xlink:type="simple" xlink:href="https://sigma-not.pl/publikacja-126095-co-powinni-zrobić-właściciele-piekarni-w-dobie-koronawirusa?-przeglad-piekarski-i-cukierniczy-2020-5.html" text:style-name="Internet_20_link" text:visited-style-name="Visited_20_Internet_20_Link"><text:span text:style-name="T110">a</text:span></text:a><text:a xlink:type="simple" xlink:href="https://sigma-not.pl/publikacja-126095-co-powinni-zrobić-właściciele-piekarni-w-dobie-koronawirusa?-przeglad-piekarski-i-cukierniczy-2020-5.html" text:style-name="Internet_20_link" text:visited-style-name="Visited_20_Internet_20_Link"><text:span text:style-name="T53">wirusa? Przegląd </text:span></text:a><text:a xlink:type="simple" xlink:href="https://sigma-not.pl/publikacja-126095-co-powinni-zrobić-właściciele-piekarni-w-dobie-koronawirusa?-przeglad-piekarski-i-cukierniczy-2020-5.html" text:style-name="Internet_20_link" text:visited-style-name="Visited_20_Internet_20_Link"><text:span text:style-name="T110">P</text:span></text:a><text:a xlink:type="simple" xlink:href="https://sigma-not.pl/publikacja-126095-co-powinni-zrobić-właściciele-piekarni-w-dobie-koronawirusa?-przeglad-piekarski-i-cukierniczy-2020-5.html" text:style-name="Internet_20_link" text:visited-style-name="Visited_20_Internet_20_Link"><text:span text:style-name="T53">iekarski i </text:span></text:a><text:a xlink:type="simple" xlink:href="https://sigma-not.pl/publikacja-126095-co-powinni-zrobić-właściciele-piekarni-w-dobie-koronawirusa?-przeglad-piekarski-i-cukierniczy-2020-5.html" text:style-name="Internet_20_link" text:visited-style-name="Visited_20_Internet_20_Link"><text:span text:style-name="T110">C</text:span></text:a><text:a xlink:type="simple" xlink:href="https://sigma-not.pl/publikacja-126095-co-powinni-zrobić-właściciele-piekarni-w-dobie-koronawirusa?-przeglad-piekarski-i-cukierniczy-2020-5.html" text:style-name="Internet_20_link" text:visited-style-name="Visited_20_Internet_20_Link"><text:span text:style-name="T53">ukierniczy 2020-5</text:span></text:a></text:p>
      <text:p text:style-name="P14"><text:a xlink:type="simple" xlink:href="https://sigma-not.pl/publikacja-129580-analiza-porównawcza-zużycia-pradu-w-młynach-za-pomoca-programowania-liniowego-dea-ccr-przeglad-zbozowo-mlynarski-2020-6.html" text:style-name="Internet_20_link" text:visited-style-name="Visited_20_Internet_20_Link"><text:span text:style-name="T107">Analiza porównawcza zużycia prądu w młynach za pomocą programowania liniowego dea-ccr przegląd zbożowo-młynarski 2020-6</text:span></text:a></text:p>
      <text:p text:style-name="P14"><text:a xlink:type="simple" xlink:href="https://sigma-not.pl/publikacja-126602-czy-przekazać-piekarnię-dziecku?-przeglad-piekarski-i-cukierniczy-2020-6.html" text:style-name="Internet_20_link" text:visited-style-name="Visited_20_Internet_20_Link"><text:span text:style-name="T53">Czy przekazać piekarnię dziecku? Przegląd </text:span></text:a><text:a xlink:type="simple" xlink:href="https://sigma-not.pl/publikacja-126602-czy-przekazać-piekarnię-dziecku?-przeglad-piekarski-i-cukierniczy-2020-6.html" text:style-name="Internet_20_link" text:visited-style-name="Visited_20_Internet_20_Link"><text:span text:style-name="T110">P</text:span></text:a><text:a xlink:type="simple" xlink:href="https://sigma-not.pl/publikacja-126602-czy-przekazać-piekarnię-dziecku?-przeglad-piekarski-i-cukierniczy-2020-6.html" text:style-name="Internet_20_link" text:visited-style-name="Visited_20_Internet_20_Link"><text:span text:style-name="T53">iekarski i </text:span></text:a><text:a xlink:type="simple" xlink:href="https://sigma-not.pl/publikacja-126602-czy-przekazać-piekarnię-dziecku?-przeglad-piekarski-i-cukierniczy-2020-6.html" text:style-name="Internet_20_link" text:visited-style-name="Visited_20_Internet_20_Link"><text:span text:style-name="T110">C</text:span></text:a><text:a xlink:type="simple" xlink:href="https://sigma-not.pl/publikacja-126602-czy-przekazać-piekarnię-dziecku?-przeglad-piekarski-i-cukierniczy-2020-6.html" text:style-name="Internet_20_link" text:visited-style-name="Visited_20_Internet_20_Link"><text:span text:style-name="T53">ukierniczy 2020-6</text:span></text:a></text:p>
      <text:p text:style-name="P15"><text:a xlink:type="simple" xlink:href="https://sigma-not.pl/publikacja-127399-nepotyzm-w-piekarni-przeglad-piekarski-i-cukierniczy-2020-7-8.html" text:style-name="Internet_20_link" text:visited-style-name="Visited_20_Internet_20_Link"><text:span text:style-name="T44">Nepotyzm w piekarni. Przegląd </text:span></text:a><text:a xlink:type="simple" xlink:href="https://sigma-not.pl/publikacja-127399-nepotyzm-w-piekarni-przeglad-piekarski-i-cukierniczy-2020-7-8.html" text:style-name="Internet_20_link" text:visited-style-name="Visited_20_Internet_20_Link"><text:span text:style-name="T125">P</text:span></text:a><text:a xlink:type="simple" xlink:href="https://sigma-not.pl/publikacja-127399-nepotyzm-w-piekarni-przeglad-piekarski-i-cukierniczy-2020-7-8.html" text:style-name="Internet_20_link" text:visited-style-name="Visited_20_Internet_20_Link"><text:span text:style-name="T44">iekarski i </text:span></text:a><text:a xlink:type="simple" xlink:href="https://sigma-not.pl/publikacja-127399-nepotyzm-w-piekarni-przeglad-piekarski-i-cukierniczy-2020-7-8.html" text:style-name="Internet_20_link" text:visited-style-name="Visited_20_Internet_20_Link"><text:span text:style-name="T125">C</text:span></text:a><text:a xlink:type="simple" xlink:href="https://sigma-not.pl/publikacja-127399-nepotyzm-w-piekarni-przeglad-piekarski-i-cukierniczy-2020-7-8.html" text:style-name="Internet_20_link" text:visited-style-name="Visited_20_Internet_20_Link"><text:span text:style-name="T44">ukierniczy 2020-7-8</text:span></text:a></text:p>
      <text:p text:style-name="P13"><text:a xlink:type="simple" xlink:href="https://sigma-not.pl/publikacja-127870-franczyza-w-piekarni-sposobem-na-umocnienie-pozycji?-przeglad-piekarski-i-cukierniczy-2020-9.html" text:style-name="Internet_20_link" text:visited-style-name="Visited_20_Internet_20_Link"><text:span text:style-name="T53">F</text:span></text:a><text:a xlink:type="simple" xlink:href="https://sigma-not.pl/publikacja-127870-franczyza-w-piekarni-sposobem-na-umocnienie-pozycji?-przeglad-piekarski-i-cukierniczy-2020-9.html" text:style-name="Internet_20_link" text:visited-style-name="Visited_20_Internet_20_Link"><text:span text:style-name="T53">ranczyza w piekarni sposobem na umocnienie pozycji? Przegląd Piekarski i Cukierniczy 2020-</text:span></text:a><text:a xlink:type="simple" xlink:href="https://sigma-not.pl/publikacja-127870-franczyza-w-piekarni-sposobem-na-umocnienie-pozycji?-przeglad-piekarski-i-cukierniczy-2020-9.html" text:style-name="Internet_20_link" text:visited-style-name="Visited_20_Internet_20_Link"><text:span text:style-name="T113">9</text:span></text:a></text:p>
      <text:p text:style-name="P16"><text:a xlink:type="simple" xlink:href="https://sigma-not.pl/publikacja-128318-jakość-sprawozdań-finansowych-przeglad-piekarski-i-cukierniczy-2020-10.html" text:style-name="Internet_20_link" text:visited-style-name="Visited_20_Internet_20_Link"><text:span text:style-name="T126">Jakość sprawozdań finansowych <text:s/>przegląd piekarski i cukierniczy 2020-10</text:span></text:a></text:p>
      <text:p text:style-name="P15"><text:a xlink:type="simple" xlink:href="https://sigma-not.pl/publikacja-128973-przykład-zastosowania-programowania-liniowego-przy-określaniu-optymalnej-struktury-asortymentu-w-piekarni-przeglad-piekarski-i-cukierniczy-2020-11.html" text:style-name="Internet_20_link" text:visited-style-name="Visited_20_Internet_20_Link"><text:span text:style-name="T127">Przykład zastosowania programowania liniowego przy określaniu optymalnej struktury asortymentu w piekarni przegląd piekarski i cukierniczy 2020-11</text:span></text:a></text:p>
      <text:p text:style-name="P13"><text:a xlink:type="simple" xlink:href="https://sigma-not.pl/publikacja-129425-zachowanie-poufności-przy-sprzedaży-piekarni-przeglad-piekarski-i-cukierniczy-2020-12.html" text:style-name="Internet_20_link" text:visited-style-name="Visited_20_Internet_20_Link"><text:span text:style-name="T107">Zachowanie poufności przy sprzedaży piekarni <text:s/></text:span></text:a><text:span text:style-name="T108">P</text:span><text:a xlink:type="simple" xlink:href="https://sigma-not.pl/publikacja-129425-zachowanie-poufności-przy-sprzedaży-piekarni-przeglad-piekarski-i-cukierniczy-2020-12.html" text:style-name="Internet_20_link" text:visited-style-name="Visited_20_Internet_20_Link"><text:span text:style-name="T41">rzegląd piekarski i cukierniczy 2020-12</text:span></text:a></text:p>
      <text:p text:style-name="P18"><text:a xlink:type="simple" xlink:href="https://sigma-not.pl/publikacja-129427-optymalna-wielkości-zamówień-wyznaczona-metoda-economic-order-quantity-przeglad-piekarski-i-cukierniczy-2020-12.html" text:style-name="Internet_20_link" text:visited-style-name="Visited_20_Internet_20_Link"><text:span text:style-name="T53">Optymalna wielkości zamówień wyznaczona metodą economic order quantity przegląd piekarski i cukierniczy 2020-12</text:span></text:a></text:p>
      <text:p text:style-name="P25"/>
      <text:p text:style-name="P36">2019</text:p>
      <text:p text:style-name="P16"><text:a xlink:type="simple" xlink:href="https://sigma-not.pl/publikacja-118015-data-science-w-piekarni-przeglad-piekarski-i-cukierniczy-2019-1.html" text:style-name="Internet_20_link" text:visited-style-name="Visited_20_Internet_20_Link"><text:span text:style-name="T127">Data science w piekarni. </text:span></text:a><text:a xlink:type="simple" xlink:href="https://sigma-not.pl/publikacja-118015-data-science-w-piekarni-przeglad-piekarski-i-cukierniczy-2019-1.html" text:style-name="Internet_20_link" text:visited-style-name="Visited_20_Internet_20_Link"><text:span text:style-name="T127">Przegląd Piekarski i Cukierniczy 2019-1</text:span></text:a></text:p>
      <text:p text:style-name="P16"><text:a xlink:type="simple" xlink:href="https://sigma-not.pl/publikacja-118884-wykrywanie-malwersacji-w-procesie-sprzedaży-cukierni-przeglad-piekarski-i-cukierniczy-2019-3.html" text:style-name="Internet_20_link" text:visited-style-name="Visited_20_Internet_20_Link"><text:span text:style-name="T44">Wykrywanie malwersacji w procesie sprzedaży cukierni. Przegląd </text:span></text:a><text:a xlink:type="simple" xlink:href="https://sigma-not.pl/publikacja-118884-wykrywanie-malwersacji-w-procesie-sprzedaży-cukierni-przeglad-piekarski-i-cukierniczy-2019-3.html" text:style-name="Internet_20_link" text:visited-style-name="Visited_20_Internet_20_Link"><text:span text:style-name="T124">P</text:span></text:a><text:a xlink:type="simple" xlink:href="https://sigma-not.pl/publikacja-118884-wykrywanie-malwersacji-w-procesie-sprzedaży-cukierni-przeglad-piekarski-i-cukierniczy-2019-3.html" text:style-name="Internet_20_link" text:visited-style-name="Visited_20_Internet_20_Link"><text:span text:style-name="T44">iekarski i </text:span></text:a><text:a xlink:type="simple" xlink:href="https://sigma-not.pl/publikacja-118884-wykrywanie-malwersacji-w-procesie-sprzedaży-cukierni-przeglad-piekarski-i-cukierniczy-2019-3.html" text:style-name="Internet_20_link" text:visited-style-name="Visited_20_Internet_20_Link"><text:span text:style-name="T124">C</text:span></text:a><text:a xlink:type="simple" xlink:href="https://sigma-not.pl/publikacja-118884-wykrywanie-malwersacji-w-procesie-sprzedaży-cukierni-przeglad-piekarski-i-cukierniczy-2019-3.html" text:style-name="Internet_20_link" text:visited-style-name="Visited_20_Internet_20_Link"><text:span text:style-name="T44">ukierniczy 2019-3</text:span></text:a></text:p>
      <text:p text:style-name="P16"><text:a xlink:type="simple" xlink:href="https://sigma-not.pl/publikacja-119423-data-science-w-diagnostyce-awarii-przeglad-piekarski-i-cukierniczy-2019-4.html" text:style-name="Internet_20_link" text:visited-style-name="Visited_20_Internet_20_Link"><text:span text:style-name="T44">Data science w diagnostyce awarii. Przegląd </text:span></text:a><text:a xlink:type="simple" xlink:href="https://sigma-not.pl/publikacja-119423-data-science-w-diagnostyce-awarii-przeglad-piekarski-i-cukierniczy-2019-4.html" text:style-name="Internet_20_link" text:visited-style-name="Visited_20_Internet_20_Link"><text:span text:style-name="T124">P</text:span></text:a><text:a xlink:type="simple" xlink:href="https://sigma-not.pl/publikacja-119423-data-science-w-diagnostyce-awarii-przeglad-piekarski-i-cukierniczy-2019-4.html" text:style-name="Internet_20_link" text:visited-style-name="Visited_20_Internet_20_Link"><text:span text:style-name="T44">iekarski i </text:span></text:a><text:a xlink:type="simple" xlink:href="https://sigma-not.pl/publikacja-119423-data-science-w-diagnostyce-awarii-przeglad-piekarski-i-cukierniczy-2019-4.html" text:style-name="Internet_20_link" text:visited-style-name="Visited_20_Internet_20_Link"><text:span text:style-name="T124">C</text:span></text:a><text:a xlink:type="simple" xlink:href="https://sigma-not.pl/publikacja-119423-data-science-w-diagnostyce-awarii-przeglad-piekarski-i-cukierniczy-2019-4.html" text:style-name="Internet_20_link" text:visited-style-name="Visited_20_Internet_20_Link"><text:span text:style-name="T44">ukierniczy 2019-4</text:span></text:a></text:p>
      <text:p text:style-name="P16"><text:a xlink:type="simple" xlink:href="https://sigma-not.pl/publikacja-121151-jak-dobrze-sprzedać-swoja-piekarnię?-przeglad-piekarski-i-cukierniczy-2019-7.html" text:style-name="Internet_20_link" text:visited-style-name="Visited_20_Internet_20_Link"><text:span text:style-name="T44">Jak dobrze sprzedać swoją piekarnię? Przegląd </text:span></text:a><text:a xlink:type="simple" xlink:href="https://sigma-not.pl/publikacja-121151-jak-dobrze-sprzedać-swoja-piekarnię?-przeglad-piekarski-i-cukierniczy-2019-7.html" text:style-name="Internet_20_link" text:visited-style-name="Visited_20_Internet_20_Link"><text:span text:style-name="T123">P</text:span></text:a><text:a xlink:type="simple" xlink:href="https://sigma-not.pl/publikacja-121151-jak-dobrze-sprzedać-swoja-piekarnię?-przeglad-piekarski-i-cukierniczy-2019-7.html" text:style-name="Internet_20_link" text:visited-style-name="Visited_20_Internet_20_Link"><text:span text:style-name="T44">iekarski i </text:span></text:a><text:a xlink:type="simple" xlink:href="https://sigma-not.pl/publikacja-121151-jak-dobrze-sprzedać-swoja-piekarnię?-przeglad-piekarski-i-cukierniczy-2019-7.html" text:style-name="Internet_20_link" text:visited-style-name="Visited_20_Internet_20_Link"><text:span text:style-name="T123">C</text:span></text:a><text:a xlink:type="simple" xlink:href="https://sigma-not.pl/publikacja-121151-jak-dobrze-sprzedać-swoja-piekarnię?-przeglad-piekarski-i-cukierniczy-2019-7.html" text:style-name="Internet_20_link" text:visited-style-name="Visited_20_Internet_20_Link"><text:span text:style-name="T44">ukierniczy 2019-7</text:span></text:a></text:p>
      <text:p text:style-name="P16"><text:a xlink:type="simple" xlink:href="https://sigma-not.pl/publikacja-121608-jak-sprzedać-piekarnię-funduszowi-private-equity?-przeglad-piekarski-i-cukierniczy-2019-8.html" text:style-name="Internet_20_link" text:visited-style-name="Visited_20_Internet_20_Link"><text:span text:style-name="T44">Jak sprzedać piekarnię funduszowi private equity? Przegląd </text:span></text:a><text:a xlink:type="simple" xlink:href="https://sigma-not.pl/publikacja-121608-jak-sprzedać-piekarnię-funduszowi-private-equity?-przeglad-piekarski-i-cukierniczy-2019-8.html" text:style-name="Internet_20_link" text:visited-style-name="Visited_20_Internet_20_Link"><text:span text:style-name="T128">P</text:span></text:a><text:a xlink:type="simple" xlink:href="https://sigma-not.pl/publikacja-121608-jak-sprzedać-piekarnię-funduszowi-private-equity?-przeglad-piekarski-i-cukierniczy-2019-8.html" text:style-name="Internet_20_link" text:visited-style-name="Visited_20_Internet_20_Link"><text:span text:style-name="T44">iekarski i </text:span></text:a><text:a xlink:type="simple" xlink:href="https://sigma-not.pl/publikacja-121608-jak-sprzedać-piekarnię-funduszowi-private-equity?-przeglad-piekarski-i-cukierniczy-2019-8.html" text:style-name="Internet_20_link" text:visited-style-name="Visited_20_Internet_20_Link"><text:span text:style-name="T128">C</text:span></text:a><text:a xlink:type="simple" xlink:href="https://sigma-not.pl/publikacja-121608-jak-sprzedać-piekarnię-funduszowi-private-equity?-przeglad-piekarski-i-cukierniczy-2019-8.html" text:style-name="Internet_20_link" text:visited-style-name="Visited_20_Internet_20_Link"><text:span text:style-name="T44">ukierniczy 2019-8</text:span></text:a></text:p>
      <text:p text:style-name="P16"><text:a xlink:type="simple" xlink:href="https://sigma-not.pl/publikacja-122153-kto-ma-zrestrukturyzować-piekarnię,-aby-podnieść-jej-wartość-do-sprzedaży?-przeglad-piekarski-i-cukierniczy-2019-9.html" text:style-name="Internet_20_link" text:visited-style-name="Visited_20_Internet_20_Link"><text:span text:style-name="T44">Kto ma zrestrukturyzować piekarnię, aby podnieść jej wartość do sprzedaży? Przegląd </text:span></text:a><text:a xlink:type="simple" xlink:href="https://sigma-not.pl/publikacja-122153-kto-ma-zrestrukturyzować-piekarnię,-aby-podnieść-jej-wartość-do-sprzedaży?-przeglad-piekarski-i-cukierniczy-2019-9.html" text:style-name="Internet_20_link" text:visited-style-name="Visited_20_Internet_20_Link"><text:span text:style-name="T128">P</text:span></text:a><text:a xlink:type="simple" xlink:href="https://sigma-not.pl/publikacja-122153-kto-ma-zrestrukturyzować-piekarnię,-aby-podnieść-jej-wartość-do-sprzedaży?-przeglad-piekarski-i-cukierniczy-2019-9.html" text:style-name="Internet_20_link" text:visited-style-name="Visited_20_Internet_20_Link"><text:span text:style-name="T44">iekarski i </text:span></text:a><text:a xlink:type="simple" xlink:href="https://sigma-not.pl/publikacja-122153-kto-ma-zrestrukturyzować-piekarnię,-aby-podnieść-jej-wartość-do-sprzedaży?-przeglad-piekarski-i-cukierniczy-2019-9.html" text:style-name="Internet_20_link" text:visited-style-name="Visited_20_Internet_20_Link"><text:span text:style-name="T128">C</text:span></text:a><text:a xlink:type="simple" xlink:href="https://sigma-not.pl/publikacja-122153-kto-ma-zrestrukturyzować-piekarnię,-aby-podnieść-jej-wartość-do-sprzedaży?-przeglad-piekarski-i-cukierniczy-2019-9.html" text:style-name="Internet_20_link" text:visited-style-name="Visited_20_Internet_20_Link"><text:span text:style-name="T44">ukierniczy 2019-</text:span></text:a><text:a xlink:type="simple" xlink:href="https://sigma-not.pl/publikacja-122153-kto-ma-zrestrukturyzować-piekarnię,-aby-podnieść-jej-wartość-do-sprzedaży?-przeglad-piekarski-i-cukierniczy-2019-9.html" text:style-name="Internet_20_link" text:visited-style-name="Visited_20_Internet_20_Link"><text:span text:style-name="T44">9</text:span></text:a></text:p>
      <text:p text:style-name="P16"><text:a xlink:type="simple" xlink:href="https://sigma-not.pl/publikacja-122754-jak-znaleźć-odpowiedniego-wspólnika-na-dobre-i-na-złe?-przeglad-piekarski-i-cukierniczy-2019-10.html" text:style-name="Internet_20_link" text:visited-style-name="Visited_20_Internet_20_Link"><text:span text:style-name="T44">Jak znaleźć odpowiedniego wspólnika na dobre i na złe? Przegląd </text:span></text:a><text:a xlink:type="simple" xlink:href="https://sigma-not.pl/publikacja-122754-jak-znaleźć-odpowiedniego-wspólnika-na-dobre-i-na-złe?-przeglad-piekarski-i-cukierniczy-2019-10.html" text:style-name="Internet_20_link" text:visited-style-name="Visited_20_Internet_20_Link"><text:span text:style-name="T128">P</text:span></text:a><text:a xlink:type="simple" xlink:href="https://sigma-not.pl/publikacja-122754-jak-znaleźć-odpowiedniego-wspólnika-na-dobre-i-na-złe?-przeglad-piekarski-i-cukierniczy-2019-10.html" text:style-name="Internet_20_link" text:visited-style-name="Visited_20_Internet_20_Link"><text:span text:style-name="T44">iekarski i </text:span></text:a><text:a xlink:type="simple" xlink:href="https://sigma-not.pl/publikacja-122754-jak-znaleźć-odpowiedniego-wspólnika-na-dobre-i-na-złe?-przeglad-piekarski-i-cukierniczy-2019-10.html" text:style-name="Internet_20_link" text:visited-style-name="Visited_20_Internet_20_Link"><text:span text:style-name="T128">C</text:span></text:a><text:a xlink:type="simple" xlink:href="https://sigma-not.pl/publikacja-122754-jak-znaleźć-odpowiedniego-wspólnika-na-dobre-i-na-złe?-przeglad-piekarski-i-cukierniczy-2019-10.html" text:style-name="Internet_20_link" text:visited-style-name="Visited_20_Internet_20_Link"><text:span text:style-name="T44">ukierniczy 2019-10</text:span></text:a></text:p>
      <text:p text:style-name="P16"><text:a xlink:type="simple" xlink:href="https://sigma-not.pl/publikacja-123154-czy-zwiększać-zyski-sprzedawanej-piekarni?-przeglad-piekarski-i-cukierniczy-2019-11.html" text:style-name="Internet_20_link" text:visited-style-name="Visited_20_Internet_20_Link"><text:span text:style-name="T44">Czy zwiększać zyski sprzedawanej piekarni? Przegląd </text:span></text:a><text:a xlink:type="simple" xlink:href="https://sigma-not.pl/publikacja-123154-czy-zwiększać-zyski-sprzedawanej-piekarni?-przeglad-piekarski-i-cukierniczy-2019-11.html" text:style-name="Internet_20_link" text:visited-style-name="Visited_20_Internet_20_Link"><text:span text:style-name="T123">P</text:span></text:a><text:a xlink:type="simple" xlink:href="https://sigma-not.pl/publikacja-123154-czy-zwiększać-zyski-sprzedawanej-piekarni?-przeglad-piekarski-i-cukierniczy-2019-11.html" text:style-name="Internet_20_link" text:visited-style-name="Visited_20_Internet_20_Link"><text:span text:style-name="T44">iekarski i </text:span></text:a><text:a xlink:type="simple" xlink:href="https://sigma-not.pl/publikacja-123154-czy-zwiększać-zyski-sprzedawanej-piekarni?-przeglad-piekarski-i-cukierniczy-2019-11.html" text:style-name="Internet_20_link" text:visited-style-name="Visited_20_Internet_20_Link"><text:span text:style-name="T123">C</text:span></text:a><text:a xlink:type="simple" xlink:href="https://sigma-not.pl/publikacja-123154-czy-zwiększać-zyski-sprzedawanej-piekarni?-przeglad-piekarski-i-cukierniczy-2019-11.html" text:style-name="Internet_20_link" text:visited-style-name="Visited_20_Internet_20_Link"><text:span text:style-name="T44">ukierniczy 2019-11</text:span></text:a></text:p>
      <text:p text:style-name="P13"><text:a xlink:type="simple" xlink:href="https://sigma-not.pl/publikacja-123748-obszary,-od-których-zależy-wartość-sprzedawanej-piekarni-przeglad-piekarski-i-cukierniczy-2019-12.html" text:style-name="Internet_20_link" text:visited-style-name="Visited_20_Internet_20_Link"><text:span text:style-name="T53">Obszary, od których zależy wartość sprzedawanej piekarni. Przegląd </text:span></text:a><text:a xlink:type="simple" xlink:href="https://sigma-not.pl/publikacja-123748-obszary,-od-których-zależy-wartość-sprzedawanej-piekarni-przeglad-piekarski-i-cukierniczy-2019-12.html" text:style-name="Internet_20_link" text:visited-style-name="Visited_20_Internet_20_Link"><text:span text:style-name="T114">P</text:span></text:a><text:a xlink:type="simple" xlink:href="https://sigma-not.pl/publikacja-123748-obszary,-od-których-zależy-wartość-sprzedawanej-piekarni-przeglad-piekarski-i-cukierniczy-2019-12.html" text:style-name="Internet_20_link" text:visited-style-name="Visited_20_Internet_20_Link"><text:span text:style-name="T53">iekarski i </text:span></text:a><text:a xlink:type="simple" xlink:href="https://sigma-not.pl/publikacja-123748-obszary,-od-których-zależy-wartość-sprzedawanej-piekarni-przeglad-piekarski-i-cukierniczy-2019-12.html" text:style-name="Internet_20_link" text:visited-style-name="Visited_20_Internet_20_Link"><text:span text:style-name="T114">C</text:span></text:a><text:a xlink:type="simple" xlink:href="https://sigma-not.pl/publikacja-123748-obszary,-od-których-zależy-wartość-sprzedawanej-piekarni-przeglad-piekarski-i-cukierniczy-2019-12.html" text:style-name="Internet_20_link" text:visited-style-name="Visited_20_Internet_20_Link"><text:span text:style-name="T53">ukierniczy 2019-12</text:span></text:a></text:p>
      <text:p text:style-name="P26"/>
      <text:p text:style-name="P31"/>
      <text:p text:style-name="P37"><text:span text:style-name="T56">2</text:span>018</text:p>
      <text:p text:style-name="P14"><text:a xlink:type="simple" xlink:href="https://sigma-not.pl/publikacja-111492-jak-dobrze-sprzedać-własna-firmę?-(cz.1)-przeglad-piekarski-i-cukierniczy-2018-1.html" text:style-name="Internet_20_link" text:visited-style-name="Visited_20_Internet_20_Link"><text:span text:style-name="T107">Jak dobrze sprzedać własną firmę? (cz.1). </text:span></text:a><text:a xlink:type="simple" xlink:href="https://sigma-not.pl/publikacja-111492-jak-dobrze-sprzedać-własna-firmę?-(cz.1)-przeglad-piekarski-i-cukierniczy-2018-1.html" text:style-name="Internet_20_link" text:visited-style-name="Visited_20_Internet_20_Link"><text:span text:style-name="T107">Przegląd Piekarski i Cukierniczy 2018-1</text:span></text:a></text:p>
      <text:p text:style-name="P14"><text:a xlink:type="simple" xlink:href="https://sigma-not.pl/publikacja-111908-jak-dobrze-sprzedać-własna-firmę?-(cz.2)-przeglad-piekarski-i-cukierniczy-2018-2.html" text:style-name="Internet_20_link" text:visited-style-name="Visited_20_Internet_20_Link"><text:span text:style-name="T107">Jak dobrze sprzedać własną firmę? (cz.2). </text:span></text:a><text:a xlink:type="simple" xlink:href="https://sigma-not.pl/publikacja-111908-jak-dobrze-sprzedać-własna-firmę?-(cz.2)-przeglad-piekarski-i-cukierniczy-2018-2.html" text:style-name="Internet_20_link" text:visited-style-name="Visited_20_Internet_20_Link"><text:span text:style-name="T107">Przegląd Piekarski i Cukierniczy 2018-2</text:span></text:a></text:p>
      <text:p text:style-name="P14"><text:a xlink:type="simple" xlink:href="https://sigma-not.pl/publikacja-112485-przygotowanie-piekarni-i-cukierni-do-sprzedaży-15-obszarów-wartości-(cz.1)-przeglad-piekarski-i-cukierniczy-2018-3.html" text:style-name="Internet_20_link" text:visited-style-name="Visited_20_Internet_20_Link"><text:span text:style-name="T107">Przygotowanie piekarni i cukierni do sprzedaży 15 obszarów wartości (cz. 1). </text:span></text:a><text:a xlink:type="simple" xlink:href="https://sigma-not.pl/publikacja-112485-przygotowanie-piekarni-i-cukierni-do-sprzedaży-15-obszarów-wartości-(cz.1)-przeglad-piekarski-i-cukierniczy-2018-3.html" text:style-name="Internet_20_link" text:visited-style-name="Visited_20_Internet_20_Link"><text:span text:style-name="T107">Przegląd Piekarski i Cukierniczy 2018-3</text:span></text:a></text:p>
      <text:p text:style-name="P14"><text:a xlink:type="simple" xlink:href="https://sigma-not.pl/publikacja-113029-przygotowanie-piekarni-i-cukierni-do-sprzedaży-15-obszarów-wartości-(cz.-2)-przeglad-piekarski-i-cukierniczy-2018-4.html" text:style-name="Internet_20_link" text:visited-style-name="Visited_20_Internet_20_Link"><text:span text:style-name="T107">Przygotowanie piekarni i cukierni do sprzedaży 15 obszarów wartości (cz. 2). </text:span></text:a><text:a xlink:type="simple" xlink:href="https://sigma-not.pl/publikacja-113029-przygotowanie-piekarni-i-cukierni-do-sprzedaży-15-obszarów-wartości-(cz.-2)-przeglad-piekarski-i-cukierniczy-2018-4.html" text:style-name="Internet_20_link" text:visited-style-name="Visited_20_Internet_20_Link"><text:span text:style-name="T107">Przegląd Piekarski i Cukierniczy 2018-4</text:span></text:a></text:p>
      <text:p text:style-name="P14"><text:a xlink:type="simple" xlink:href="https://sigma-not.pl/publikacja-113429-przygotowanie-piekarni-i-cukierni-do-sprzedaży-15-obszarów-wartości-(cz.-3)-przeglad-piekarski-i-cukierniczy-2018-5.html" text:style-name="Internet_20_link" text:visited-style-name="Visited_20_Internet_20_Link"><text:span text:style-name="T107">Przygotowanie piekarni i cukierni do sprzedaży 15 obszarów wartości (cz. 3). </text:span></text:a><text:a xlink:type="simple" xlink:href="https://sigma-not.pl/publikacja-113429-przygotowanie-piekarni-i-cukierni-do-sprzedaży-15-obszarów-wartości-(cz.-3)-przeglad-piekarski-i-cukierniczy-2018-5.html" text:style-name="Internet_20_link" text:visited-style-name="Visited_20_Internet_20_Link"><text:span text:style-name="T107">Przegląd Piekarski i Cukierniczy 2018-5</text:span></text:a></text:p>
      <text:p text:style-name="P14"><text:a xlink:type="simple" xlink:href="https://sigma-not.pl/publikacja-114037-trzy-strategie-budowania-przewagi-konkurencyjnej-w-okresie-poprzedzajacym-sprzedaż-piekarni-przeglad-piekarski-i-cukierniczy-2018-6.html" text:style-name="Internet_20_link" text:visited-style-name="Visited_20_Internet_20_Link"><text:span text:style-name="T107">Trzy strategie budowania przewagi konkurencyjnej w okresie poprzedzającym sprzedaż piekarni. Przegląd Piekarski i Cukierniczy 2018-6</text:span></text:a></text:p>
      <text:p text:style-name="P14"><text:soft-page-break/><text:a xlink:type="simple" xlink:href="https://sigma-not.pl/publikacja-114690-negocjacje-zakupu-piekarni---schemat-postępowania-zawodowych-negocjatorów-przeglad-piekarski-i-cukierniczy-2018-7.html" text:style-name="Internet_20_link" text:visited-style-name="Visited_20_Internet_20_Link"><text:span text:style-name="T107">Negocjacje zakupu piekarni - schemat postępowania zawodowych negocjatorów.</text:span></text:a><text:span text:style-name="T107"> </text:span><text:a xlink:type="simple" xlink:href="https://sigma-not.pl/publikacja-114690-negocjacje-zakupu-piekarni---schemat-postępowania-zawodowych-negocjatorów-przeglad-piekarski-i-cukierniczy-2018-7.html" text:style-name="Internet_20_link" text:visited-style-name="Visited_20_Internet_20_Link"><text:span text:style-name="T107">Przegląd Piekarski i Cukierniczy 2018-7</text:span></text:a></text:p>
      <text:p text:style-name="P14"><text:a xlink:type="simple" xlink:href="https://sigma-not.pl/publikacja-115179-trzy-bariery,-przez-które-nie-udaje-się-zwerbować-zewnętrznych-menadżerów-do-firmy-rodzinnej-przeglad-piekarski-i-cukierniczy-2018-8.html" text:style-name="Internet_20_link" text:visited-style-name="Visited_20_Internet_20_Link"><text:span text:style-name="T107">Trzy bariery, przez które nie udaje się zwerbować zewnętrznych menadżerów do firmy rodzinnej. Przegląd </text:span></text:a><text:a xlink:type="simple" xlink:href="https://sigma-not.pl/publikacja-115179-trzy-bariery,-przez-które-nie-udaje-się-zwerbować-zewnętrznych-menadżerów-do-firmy-rodzinnej-przeglad-piekarski-i-cukierniczy-2018-8.html" text:style-name="Internet_20_link" text:visited-style-name="Visited_20_Internet_20_Link"><text:span text:style-name="T115">P</text:span></text:a><text:a xlink:type="simple" xlink:href="https://sigma-not.pl/publikacja-115179-trzy-bariery,-przez-które-nie-udaje-się-zwerbować-zewnętrznych-menadżerów-do-firmy-rodzinnej-przeglad-piekarski-i-cukierniczy-2018-8.html" text:style-name="Internet_20_link" text:visited-style-name="Visited_20_Internet_20_Link"><text:span text:style-name="T107">iekarski i </text:span></text:a><text:a xlink:type="simple" xlink:href="https://sigma-not.pl/publikacja-115179-trzy-bariery,-przez-które-nie-udaje-się-zwerbować-zewnętrznych-menadżerów-do-firmy-rodzinnej-przeglad-piekarski-i-cukierniczy-2018-8.html" text:style-name="Internet_20_link" text:visited-style-name="Visited_20_Internet_20_Link"><text:span text:style-name="T115">C</text:span></text:a><text:a xlink:type="simple" xlink:href="https://sigma-not.pl/publikacja-115179-trzy-bariery,-przez-które-nie-udaje-się-zwerbować-zewnętrznych-menadżerów-do-firmy-rodzinnej-przeglad-piekarski-i-cukierniczy-2018-8.html" text:style-name="Internet_20_link" text:visited-style-name="Visited_20_Internet_20_Link"><text:span text:style-name="T107">ukierniczy 2018-8</text:span></text:a></text:p>
      <text:p text:style-name="P14"><text:a xlink:type="simple" xlink:href="https://sigma-not.pl/publikacja-115665-jak-zachować-tajemnicę-o-sprzedaży-firmy?-przeglad-piekarski-i-cukierniczy-2018-9.html" text:style-name="Internet_20_link" text:visited-style-name="Visited_20_Internet_20_Link"><text:span text:style-name="T107">Jak zachować tajemnicę o sprzedaży firmy?</text:span></text:a><text:span text:style-name="T107"> </text:span><text:a xlink:type="simple" xlink:href="https://sigma-not.pl/publikacja-115665-jak-zachować-tajemnicę-o-sprzedaży-firmy?-przeglad-piekarski-i-cukierniczy-2018-9.html" text:style-name="Internet_20_link" text:visited-style-name="Visited_20_Internet_20_Link"><text:span text:style-name="T107">Przegląd Piekarski i Cukierniczy 2018-</text:span></text:a><text:a xlink:type="simple" xlink:href="https://sigma-not.pl/publikacja-115665-jak-zachować-tajemnicę-o-sprzedaży-firmy?-przeglad-piekarski-i-cukierniczy-2018-9.html" text:style-name="Internet_20_link" text:visited-style-name="Visited_20_Internet_20_Link"><text:span text:style-name="T107">9</text:span></text:a></text:p>
      <text:p text:style-name="P8"><text:a xlink:type="simple" xlink:href="http://sigma-not.pl/publikacja-116338-jak-oszacować-rynkowa-wartość-piekarni-przeznaczonej-do-sprzedaży?-przeglad-piekarski-i-cukierniczy-2018-10.html" text:style-name="Internet_20_link" text:visited-style-name="Visited_20_Internet_20_Link"><text:span text:style-name="T107">Jak oszacować rynkową wartość piekarni przeznaczonej do sprzedaży? </text:span></text:a><text:a xlink:type="simple" xlink:href="http://sigma-not.pl/publikacja-116338-jak-oszacować-rynkowa-wartość-piekarni-przeznaczonej-do-sprzedaży?-przeglad-piekarski-i-cukierniczy-2018-10.html" text:style-name="Internet_20_link" text:visited-style-name="Visited_20_Internet_20_Link"><text:span text:style-name="T107">Przegląd Piekarski i Cukierniczy 2018-10</text:span></text:a></text:p>
      <text:p text:style-name="P27"/>
      <text:p text:style-name="P28"/>
      <text:p text:style-name="P28"/>
      <text:p text:style-name="P29"/>
      <text:p text:style-name="P32"><text:span text:style-name="T56">2</text:span>009-2017</text:p>
      <text:p text:style-name="P30"/>
      <text:p text:style-name="P9"><text:a xlink:type="simple" xlink:href="https://sigma-not.pl/publikacja-45427-czy-bariera-rozwoju-może-być-szeroki-wachlarz-produktów?-analiza-problemu-na-przykładzie-piekarni-przeglad-piekarski-i-cukierniczy-2009-8.html" text:style-name="Internet_20_link" text:visited-style-name="Visited_20_Internet_20_Link"><text:span text:style-name="T53">Czy barierą rozwoju może być szeroki wachlarz produktów? Analiza problemu na przykładzie piekarni. Przegląd piekarski i cukierniczy 2009-8</text:span></text:a></text:p>
      <text:p text:style-name="P9"><text:a xlink:type="simple" xlink:href="https://sigma-not.pl/publikacja-71825-rachunek-kosztów-pełnych-i-kosztów-zmiennych---porównanie-metod-przeglad-piekarski-i-cukierniczy-2012-11.html" text:style-name="Internet_20_link" text:visited-style-name="Visited_20_Internet_20_Link"><text:span text:style-name="T53">Rachunek kosztów pełnych i kosztów zmiennych - porównanie metod. Przegląd piekarski i cukierniczy 2012-11</text:span></text:a></text:p>
      <text:p text:style-name="P9"><text:a xlink:type="simple" xlink:href="https://sigma-not.pl/publikacja-70292-jakość-w-kawiarni.-może-z-tqm?-przeglad-piekarski-i-cukierniczy-2012-9.html" text:style-name="Internet_20_link" text:visited-style-name="Visited_20_Internet_20_Link"><text:span text:style-name="T107">Jakość w kawiarni. Może z TQM? Przegląd Piekarski i Cukierniczy 2012-9</text:span></text:a></text:p>
      <text:p text:style-name="P10"><text:a xlink:type="simple" xlink:href="https://sigma-not.pl/publikacja-76273-cukiernia-na-lato-przeglad-piekarski-i-cukierniczy-2013-5.html" text:style-name="Internet_20_link" text:visited-style-name="Visited_20_Internet_20_Link"><text:span text:style-name="T107">Cukiernia na lato. Przegląd Piekarski i Cukierniczy 2013-5</text:span></text:a></text:p>
      <text:p text:style-name="P30"/>
      <text:p text:style-name="P11"><text:a xlink:type="simple" xlink:href="https://www.controllingirachunkowosc.pl/zarzadzanie/total-quality-management-w-dziale-ksiegowosci" text:style-name="Internet_20_link" text:visited-style-name="Visited_20_Internet_20_Link"><text:span text:style-name="T53">Total Quality Management w dziale księgowości. Controlling i Rachunkowość Zarządcza - wrzesień 2012</text:span></text:a></text:p>
      <text:p text:style-name="P11"><text:a xlink:type="simple" xlink:href="http://www.econtrolling.explanator.pl/doswiadczenia-i-wiedza-ekspertow/total-economic-impact-nowatorski-model-oceny-projektow-branzy-it" text:style-name="Internet_20_link" text:visited-style-name="Visited_20_Internet_20_Link"><text:span text:style-name="T53">Total Economic Impact – nowatorski model oceny projektów branży IT. Controlling i Rachunkowość Zarządcza – marzec 2013</text:span></text:a></text:p>
      <text:p text:style-name="P11"><text:a xlink:type="simple" xlink:href="http://www.computerworld.pl/news/357311_2/Policzone.ryzyka.i.korzysci.html" text:style-name="Internet_20_link" text:visited-style-name="Visited_20_Internet_20_Link"><text:span text:style-name="T53">Policzone ryzyka i korzyści - Total Economic Impact. </text:span></text:a><text:a xlink:type="simple" xlink:href="http://www.computerworld.pl/news/357311_2/Policzone.ryzyka.i.korzysci.html" text:style-name="Internet_20_link" text:visited-style-name="Visited_20_Internet_20_Link"><text:span text:style-name="T119">ComputerWorld – marzec 2013</text:span></text:a></text:p>
      <text:p text:style-name="P11"><text:a xlink:type="simple" xlink:href="http://nf.pl/manager/zmiana-dzialalnosci-podstawowej-szalenstwo-czy-warunek-przetrwania-kryzysu,2,10701,150" text:style-name="Internet_20_link" text:visited-style-name="Visited_20_Internet_20_Link"><text:span text:style-name="T53">Zmiana działalności podstawowej - szaleństwo czy warunek przetrwania kryzysu? </text:span></text:a><text:a xlink:type="simple" xlink:href="http://nf.pl/manager/zmiana-dzialalnosci-podstawowej-szalenstwo-czy-warunek-przetrwania-kryzysu,2,10701,150" text:style-name="Internet_20_link" text:visited-style-name="Visited_20_Internet_20_Link"><text:span text:style-name="T53">Nowoczesna </text:span></text:a><text:a xlink:type="simple" xlink:href="http://nf.pl/manager/zmiana-dzialalnosci-podstawowej-szalenstwo-czy-warunek-przetrwania-kryzysu,2,10701,150" text:style-name="Internet_20_link" text:visited-style-name="Visited_20_Internet_20_Link"><text:span text:style-name="T53"><text:s/>Firma</text:span></text:a><text:span text:style-name="T50"> </text:span><text:span text:style-name="T51">2011-3</text:span></text:p>
      <text:p text:style-name="P12"><text:a xlink:type="simple" xlink:href="http://nf.pl/manager/mity-i-fakty-na-temat-metod-kompleksowego-zarzadzania-jakoscia,,10739,150" text:style-name="Internet_20_link" text:visited-style-name="Visited_20_Internet_20_Link"><text:span text:style-name="T48">Mity i fakty na temat metod kompleksowego zarządzania jakością. <text:s/>Nowoczesna Firma</text:span></text:a><text:a xlink:type="simple" xlink:href="http://nf.pl/manager/mity-i-fakty-na-temat-metod-kompleksowego-zarzadzania-jakoscia,,10739,150" text:style-name="Internet_20_link" text:visited-style-name="Visited_20_Internet_20_Link"><text:span text:style-name="T50"> </text:span></text:a><text:a xlink:type="simple" xlink:href="http://nf.pl/manager/mity-i-fakty-na-temat-metod-kompleksowego-zarzadzania-jakoscia,,10739,150" text:style-name="Internet_20_link" text:visited-style-name="Visited_20_Internet_20_Link"><text:span text:style-name="T51">2012-4</text:span></text:a></text:p>
      <text:p text:style-name="P12"><text:a xlink:type="simple" xlink:href="http://klub.nf.pl/u/wojciech-moszczynski/artykul/najczestsze-grzechy-konsultanta-zewnetrznego,,41531,295" text:style-name="Internet_20_link" text:visited-style-name="Visited_20_Internet_20_Link"><text:span text:style-name="T51">Najczęstsze grzechy konsultanta zewnętrznego. Nowoczesna Firma 2012-5</text:span></text:a></text:p>
      <text:p text:style-name="P12"><text:a xlink:type="simple" xlink:href="http://klub.nf.pl/u/wojciech-moszczynski/artykul/troche-o-konsultingu-obwoznym,,41523,295" text:style-name="Internet_20_link" text:visited-style-name="Visited_20_Internet_20_Link"><text:span text:style-name="T53">Trochę o konsultingu obwoźnym. </text:span></text:a><text:a xlink:type="simple" xlink:href="http://klub.nf.pl/u/wojciech-moszczynski/artykul/troche-o-konsultingu-obwoznym,,41523,295" text:style-name="Internet_20_link" text:visited-style-name="Visited_20_Internet_20_Link"><text:span text:style-name="T53">N</text:span></text:a><text:a xlink:type="simple" xlink:href="http://klub.nf.pl/u/wojciech-moszczynski/artykul/troche-o-konsultingu-obwoznym,,41523,295" text:style-name="Internet_20_link" text:visited-style-name="Visited_20_Internet_20_Link"><text:span text:style-name="T53">owoczesna Firma 2012-1</text:span></text:a></text:p>
      <text:p text:style-name="P12"><text:a xlink:type="simple" xlink:href="http://nf.pl/manager/kryzys-nie-wystarczy-by-go-przetrwac-trzeba-z-nim-wygrac,,10653,148" text:style-name="Internet_20_link" text:visited-style-name="Visited_20_Internet_20_Link"><text:span text:style-name="T53">Kryzys, nie wystarczy by go przetrwać, trzeba z nim wygrać. Nowoczesna Firma 2015-5</text:span></text:a></text:p>
      <text:p text:style-name="P12"><text:a xlink:type="simple" xlink:href="http://nf.pl/manager/zrozumiec-potrzebe-kompleksowego-zarzadzania-jakoscia,,10663,85" text:style-name="Internet_20_link" text:visited-style-name="Visited_20_Internet_20_Link"><text:span text:style-name="T53">Zrozumieć potrzebę kompleksowego zarządzania jakością. </text:span></text:a><text:a xlink:type="simple" xlink:href="http://nf.pl/manager/zrozumiec-potrzebe-kompleksowego-zarzadzania-jakoscia,,10663,85" text:style-name="Internet_20_link" text:visited-style-name="Visited_20_Internet_20_Link"><text:span text:style-name="T116">Nowoczesna Firma 2014-2</text:span></text:a></text:p>
      <text:p text:style-name="P12"><text:a xlink:type="simple" xlink:href="http://nf.pl/po-pracy/jak-ocenic-prace-dzialu-ksiegowosci,,11577,295" text:style-name="Internet_20_link" text:visited-style-name="Visited_20_Internet_20_Link"><text:span text:style-name="T53">Jak ocenić prace działu księgowości? </text:span></text:a><text:a xlink:type="simple" xlink:href="http://nf.pl/po-pracy/jak-ocenic-prace-dzialu-ksiegowosci,,11577,295" text:style-name="Internet_20_link" text:visited-style-name="Visited_20_Internet_20_Link"><text:span text:style-name="T116">Nowoczesna Firma 2013-4</text:span></text:a></text:p>
      <text:p text:style-name="P12"><text:a xlink:type="simple" xlink:href="http://nf.pl/po-pracy/kto-ma-przeprowadzic-zmiany,,11412,295" text:style-name="Internet_20_link" text:visited-style-name="Visited_20_Internet_20_Link"><text:span text:style-name="T53">Kto ma przeprowadzić zmiany? </text:span></text:a><text:a xlink:type="simple" xlink:href="http://nf.pl/po-pracy/kto-ma-przeprowadzic-zmiany,,11412,295" text:style-name="Internet_20_link" text:visited-style-name="Visited_20_Internet_20_Link"><text:span text:style-name="T116">Nowoczesna Firma 2013-5</text:span></text:a></text:p>
      <text:p text:style-name="P12"><text:a xlink:type="simple" xlink:href="http://nf.pl/po-pracy/jak-odkryc-kluczowe-potrzeby-klientow,,11408,295" text:style-name="Internet_20_link" text:visited-style-name="Visited_20_Internet_20_Link"><text:span text:style-name="T53">Jak odkryć kluczowe potrzeby klientów? </text:span></text:a><text:a xlink:type="simple" xlink:href="http://nf.pl/po-pracy/jak-odkryc-kluczowe-potrzeby-klientow,,11408,295" text:style-name="Internet_20_link" text:visited-style-name="Visited_20_Internet_20_Link"><text:span text:style-name="T117">Nowoczesna Firma 2013-6</text:span></text:a></text:p>
      <text:p text:style-name="P12"><text:a xlink:type="simple" xlink:href="http://nf.pl/po-pracy/historia-powstania-metody-zarzadzania-jakoscia-six-sigma,,11317,295" text:style-name="Internet_20_link" text:visited-style-name="Visited_20_Internet_20_Link"><text:span text:style-name="T53">Historia powstania metody zarządzania jakością Six Sigma. </text:span></text:a><text:a xlink:type="simple" xlink:href="http://nf.pl/po-pracy/historia-powstania-metody-zarzadzania-jakoscia-six-sigma,,11317,295" text:style-name="Internet_20_link" text:visited-style-name="Visited_20_Internet_20_Link"><text:span text:style-name="T117">Nowoczesna Firma 2013-7</text:span></text:a></text:p>
      <text:p text:style-name="P12"><text:a xlink:type="simple" xlink:href="http://nf.pl/po-pracy/menedzer-innowacji-zawod-przyszlosci,,10819,295" text:style-name="Internet_20_link" text:visited-style-name="Visited_20_Internet_20_Link"><text:span text:style-name="T53">Menedżer innowacji - zawód przyszłości? </text:span></text:a><text:a xlink:type="simple" xlink:href="http://nf.pl/po-pracy/menedzer-innowacji-zawod-przyszlosci,,10819,295" text:style-name="Internet_20_link" text:visited-style-name="Visited_20_Internet_20_Link"><text:span text:style-name="T117">Nowoczesna Firma 2013-8</text:span></text:a></text:p>
      <text:p text:style-name="P12"><text:a xlink:type="simple" xlink:href="http://nf.pl/manager/jak-stworzyc-przelomowy-produkt,,15637,148" text:style-name="Internet_20_link" text:visited-style-name="Visited_20_Internet_20_Link"><text:span text:style-name="T53">Jak stworzyć przełomowy produkt? </text:span></text:a><text:a xlink:type="simple" xlink:href="http://nf.pl/manager/jak-stworzyc-przelomowy-produkt,,15637,148" text:style-name="Internet_20_link" text:visited-style-name="Visited_20_Internet_20_Link"><text:span text:style-name="T117">Nowoczesna Firma 2013-9</text:span></text:a></text:p>
      <text:p text:style-name="P12"><text:a xlink:type="simple" xlink:href="http://nf.pl/manager/szeroki-wachlarz-produktow-bariera,,10793,150" text:style-name="Internet_20_link" text:visited-style-name="Visited_20_Internet_20_Link"><text:span text:style-name="T53">Szeroki wachlarz produktów barierą? </text:span></text:a><text:a xlink:type="simple" xlink:href="http://nf.pl/manager/szeroki-wachlarz-produktow-bariera,,10793,150" text:style-name="Internet_20_link" text:visited-style-name="Visited_20_Internet_20_Link"><text:span text:style-name="T117">Nowoczesna Firma 2013-10</text:span></text:a></text:p>
      <text:p text:style-name="P19"><text:a xlink:type="simple" xlink:href="http://nf.pl/manager/jak-stworzyc-przelomowy-produkt,,10796,150" text:style-name="Internet_20_link" text:visited-style-name="Visited_20_Internet_20_Link"><text:span text:style-name="T53">Jak stworzyć przełomowy produkt? </text:span></text:a><text:a xlink:type="simple" xlink:href="http://nf.pl/manager/jak-stworzyc-przelomowy-produkt,,10796,150" text:style-name="Internet_20_link" text:visited-style-name="Visited_20_Internet_20_Link"><text:span text:style-name="T17">Część I - Efektywne zarządzanie innowacyjnym projektem. </text:span></text:a><text:a xlink:type="simple" xlink:href="http://nf.pl/manager/jak-stworzyc-przelomowy-produkt,,10796,150" text:style-name="Internet_20_link" text:visited-style-name="Visited_20_Internet_20_Link"><text:span text:style-name="T18">Nowoczesna Firma 2013-11</text:span></text:a></text:p>
      <text:p text:style-name="P20"/>
      <text:p text:style-name="P33"><text:span text:style-name="T2">F</text:span><text:span text:style-name="T1">ilmy </text:span></text:p>
      <text:p text:style-name="P6"/>
      <text:p text:style-name="P1"><text:span text:style-name="T31">1. </text:span><text:a xlink:type="simple" xlink:href="https://www.youtube.com/watch?v=I1juqBaC54A&amp;t=4s" text:style-name="Internet_20_link" text:visited-style-name="Visited_20_Internet_20_Link"><text:span text:style-name="T17">Jak sprzedać swoją firmę dobrze? </text:span></text:a><text:a xlink:type="simple" xlink:href="https://www.youtube.com/watch?v=I1juqBaC54A&amp;t=4s" text:style-name="Internet_20_link" text:visited-style-name="Visited_20_Internet_20_Link"><text:span text:style-name="T32">2018-03</text:span></text:a></text:p>
      <text:p text:style-name="P1"><text:span text:style-name="T31">2. </text:span><text:a xlink:type="simple" xlink:href="https://www.youtube.com/watch?v=L481trCEs3s&amp;t=50s" text:style-name="Internet_20_link" text:visited-style-name="Visited_20_Internet_20_Link"><text:span text:style-name="T32">Wycena wartości firmy – jak ją przeprowadzić? 2018-03</text:span></text:a></text:p>
      <text:p text:style-name="P1"><text:span text:style-name="T31">3. </text:span><text:a xlink:type="simple" xlink:href="https://www.youtube.com/watch?v=eL3NyYNcQiY&amp;list=UUpy8rUSN8Iu24s0Mfh7AJ2g&amp;index=14" text:style-name="Internet_20_link" text:visited-style-name="Visited_20_Internet_20_Link"><text:span text:style-name="T17">Zachowanie poufności przy sprzedaży własnej firmy. </text:span></text:a><text:a xlink:type="simple" xlink:href="https://www.youtube.com/watch?v=eL3NyYNcQiY&amp;list=UUpy8rUSN8Iu24s0Mfh7AJ2g&amp;index=14" text:style-name="Internet_20_link" text:visited-style-name="Visited_20_Internet_20_Link"><text:span text:style-name="T32">2018-03</text:span></text:a></text:p>
      <text:p text:style-name="P1"><text:a xlink:type="simple" xlink:href="https://www.youtube.com/watch?v=t5cI2aGUxcs&amp;list=UUpy8rUSN8Iu24s0Mfh7AJ2g&amp;index=13" text:style-name="Internet_20_link" text:visited-style-name="Visited_20_Internet_20_Link"><text:span text:style-name="T31">4. </text:span></text:a><text:a xlink:type="simple" xlink:href="https://www.youtube.com/watch?v=t5cI2aGUxcs&amp;list=UUpy8rUSN8Iu24s0Mfh7AJ2g&amp;index=13" text:style-name="Internet_20_link" text:visited-style-name="Visited_20_Internet_20_Link"><text:span text:style-name="T53">Jak zdobyć zaufanie kupującego firmę?</text:span></text:a><text:span text:style-name="T32"> </text:span><text:span text:style-name="T31">2018-03</text:span></text:p>
      <text:p text:style-name="P4"><text:span text:style-name="T53">5. </text:span><text:a xlink:type="simple" xlink:href="https://www.youtube.com/watch?v=6gt21HTm6iU&amp;list=UUpy8rUSN8Iu24s0Mfh7AJ2g&amp;index=12" text:style-name="Internet_20_link" text:visited-style-name="Visited_20_Internet_20_Link"><text:span text:style-name="T53">8 najczęstszych błędów przy sprzedaży własnej firmy. </text:span></text:a><text:a xlink:type="simple" xlink:href="https://www.youtube.com/watch?v=6gt21HTm6iU&amp;list=UUpy8rUSN8Iu24s0Mfh7AJ2g&amp;index=12" text:style-name="Internet_20_link" text:visited-style-name="Visited_20_Internet_20_Link"><text:span text:style-name="T17">2018-03</text:span></text:a></text:p>
      <text:p text:style-name="P4"><text:span text:style-name="T17">6. </text:span><text:a xlink:type="simple" xlink:href="https://www.youtube.com/watch?v=MJZ4SSJY66Y&amp;list=UUpy8rUSN8Iu24s0Mfh7AJ2g&amp;index=11" text:style-name="Internet_20_link" text:visited-style-name="Visited_20_Internet_20_Link"><text:span text:style-name="T53">Sprzedaż firmy sposobem na życie?</text:span></text:a><text:span text:style-name="T17"> 2018-03</text:span></text:p>
      <text:p text:style-name="P4"><text:span text:style-name="T17">7. </text:span><text:a xlink:type="simple" xlink:href="https://www.youtube.com/watch?v=FAW3mhphLo0&amp;list=UUpy8rUSN8Iu24s0Mfh7AJ2g&amp;index=9" text:style-name="Internet_20_link" text:visited-style-name="Visited_20_Internet_20_Link"><text:span text:style-name="T53">6 klasycznych trików stosowanych przez zawodowych negocjatorów przy zakupie firmy. 2018-03</text:span></text:a></text:p>
      <text:p text:style-name="P1"><text:span text:style-name="T31">8. </text:span><text:a xlink:type="simple" xlink:href="https://www.youtube.com/watch?v=6MlpBbG5lbc&amp;list=UUpy8rUSN8Iu24s0Mfh7AJ2g&amp;index=10" text:style-name="Internet_20_link" text:visited-style-name="Visited_20_Internet_20_Link"><text:span text:style-name="T53">Rynkowa cena za własną firmę – jak ją poprawić? 2018-03</text:span></text:a></text:p>
      <text:p text:style-name="P4"><text:span text:style-name="T17">9. </text:span><text:a xlink:type="simple" xlink:href="https://www.youtube.com/watch?v=tD1YZO8VymA&amp;list=UUpy8rUSN8Iu24s0Mfh7AJ2g&amp;index=8" text:style-name="Internet_20_link" text:visited-style-name="Visited_20_Internet_20_Link"><text:span text:style-name="T53">Nepotyzm w firmie rodzinnej ma wpływ na jej wartość! 2018-03</text:span></text:a></text:p>
      <text:p text:style-name="P4"><text:span text:style-name="T17">10. </text:span><text:a xlink:type="simple" xlink:href="../../../AAA%20Python/Przekazać%20firmę%20dziecku%3F" text:style-name="Internet_20_link" text:visited-style-name="Visited_20_Internet_20_Link"><text:span text:style-name="T53">Przekazać firmę dziecku? 2018-04</text:span></text:a></text:p>
      <text:p text:style-name="P1"><text:span text:style-name="T31">11. </text:span><text:a xlink:type="simple" xlink:href="https://www.youtube.com/watch?v=SWBj_ia8BE8&amp;list=UUpy8rUSN8Iu24s0Mfh7AJ2g&amp;index=6" text:style-name="Internet_20_link" text:visited-style-name="Visited_20_Internet_20_Link"><text:span text:style-name="T53">Czym są fundusze private equity? 2018-03</text:span></text:a></text:p>
      <text:p text:style-name="P1"><text:span text:style-name="T33">12. </text:span><text:a xlink:type="simple" xlink:href="https://www.youtube.com/watch?v=NnnW_dCK0zM&amp;list=UUpy8rUSN8Iu24s0Mfh7AJ2g&amp;index=4" text:style-name="Internet_20_link" text:visited-style-name="Visited_20_Internet_20_Link"><text:span text:style-name="T53">Twoja firma też może być sprzedana! 2018-03</text:span></text:a></text:p>
      <text:p text:style-name="P5"><text:span text:style-name="T33">1</text:span><text:span text:style-name="T17">3. </text:span><text:a xlink:type="simple" xlink:href="https://www.youtube.com/watch?v=8k4kkkTnAmM&amp;list=UUpy8rUSN8Iu24s0Mfh7AJ2g&amp;index=3" text:style-name="Internet_20_link" text:visited-style-name="Visited_20_Internet_20_Link"><text:span text:style-name="T53">Jaki sprawdzić, czy ktoś jest zawodowym negocjatorem? </text:span></text:a><text:a xlink:type="simple" xlink:href="https://www.youtube.com/watch?v=8k4kkkTnAmM&amp;list=UUpy8rUSN8Iu24s0Mfh7AJ2g&amp;index=3" text:style-name="Internet_20_link" text:visited-style-name="Visited_20_Internet_20_Link"><text:span text:style-name="T31">2018-03</text:span></text:a></text:p>
      <text:p text:style-name="P1"><text:span text:style-name="T34">14. </text:span><text:a xlink:type="simple" xlink:href="https://www.youtube.com/watch?v=VouPtQn4T-c&amp;list=UUpy8rUSN8Iu24s0Mfh7AJ2g&amp;index=5" text:style-name="Internet_20_link" text:visited-style-name="Visited_20_Internet_20_Link"><text:span text:style-name="T53">Doskonale prosperująca firma, której nie można sprzedać? 2018-03</text:span></text:a></text:p>
      <text:p text:style-name="P5"><text:span text:style-name="T17">15. </text:span><text:a xlink:type="simple" xlink:href="https://www.youtube.com/watch?v=1wNdWbGd55E&amp;list=UUpy8rUSN8Iu24s0Mfh7AJ2g&amp;index=2" text:style-name="Internet_20_link" text:visited-style-name="Visited_20_Internet_20_Link"><text:span text:style-name="T53">Teoria termostatu finansowego. 2018-03</text:span></text:a></text:p>
      <text:p text:style-name="P5"><text:span text:style-name="T32">1</text:span><text:span text:style-name="T17">6. </text:span><text:a xlink:type="simple" xlink:href="https://www.youtube.com/watch?v=bmOPus6uOS4&amp;list=UUpy8rUSN8Iu24s0Mfh7AJ2g&amp;index=1" text:style-name="Internet_20_link" text:visited-style-name="Visited_20_Internet_20_Link"><text:span text:style-name="T53">Budowanie wartości firmy rękami nowych menadżerów. 2018-03</text:span></text:a></text:p>
      <text:p text:style-name="P1"><text:a xlink:type="simple" xlink:href="https://www.youtube.com/watch?v=LxhydVEdYc8&amp;t=3s" text:style-name="Internet_20_link" text:visited-style-name="Visited_20_Internet_20_Link"><text:span text:style-name="T17"/></text:a></text:p>
      <text:p text:style-name="P2"><text:a xlink:type="simple" xlink:href="https://www.youtube.com/watch?v=5H0LHfVcAuQ&amp;list=UUvTfPiIaAP2AFwzUNxYSyHA&amp;index=13" text:style-name="Internet_20_link" text:visited-style-name="Visited_20_Internet_20_Link"><text:span text:style-name="T17">#1 WTM: Fort VII Twierdzy Modlin. </text:span></text:a><text:a xlink:type="simple" xlink:href="https://www.youtube.com/watch?v=5H0LHfVcAuQ&amp;list=UUvTfPiIaAP2AFwzUNxYSyHA&amp;index=13" text:style-name="Internet_20_link" text:visited-style-name="Visited_20_Internet_20_Link"><text:span text:style-name="T35">2016-12</text:span></text:a></text:p>
      <text:p text:style-name="P2"><text:a xlink:type="simple" xlink:href="https://www.youtube.com/watch?v=LxhydVEdYc8&amp;t=3s" text:style-name="Internet_20_link" text:visited-style-name="Visited_20_Internet_20_Link"><text:span text:style-name="T17">#2 WTM: Luneta Frontu sw Jerzego Twierdza Modlin. </text:span></text:a><text:a xlink:type="simple" xlink:href="https://www.youtube.com/watch?v=LxhydVEdYc8&amp;t=3s" text:style-name="Internet_20_link" text:visited-style-name="Visited_20_Internet_20_Link"><text:span text:style-name="T36">2016-12</text:span></text:a></text:p>
      <text:p text:style-name="P3"><text:a xlink:type="simple" xlink:href="https://www.youtube.com/watch?v=t4c9aoTJxko&amp;t=64s" text:style-name="Internet_20_link" text:visited-style-name="Visited_20_Internet_20_Link"><text:span text:style-name="T17">#3 WTM: Historia Six Sigma. </text:span></text:a><text:a xlink:type="simple" xlink:href="https://www.youtube.com/watch?v=t4c9aoTJxko&amp;t=64s" text:style-name="Internet_20_link" text:visited-style-name="Visited_20_Internet_20_Link"><text:span text:style-name="T36">2016-12</text:span></text:a></text:p>
      <text:p text:style-name="P2"><text:a xlink:type="simple" xlink:href="https://www.youtube.com/watch?v=paO0-f46NdM" text:style-name="Internet_20_link" text:visited-style-name="Visited_20_Internet_20_Link"><text:span text:style-name="T53">#4 WTM: Gruba Berta cz 1</text:span></text:a><text:a xlink:type="simple" xlink:href="https://www.youtube.com/watch?v=paO0-f46NdM" text:style-name="Internet_20_link" text:visited-style-name="Visited_20_Internet_20_Link"><text:span text:style-name="T53">. </text:span></text:a><text:a xlink:type="simple" xlink:href="https://www.youtube.com/watch?v=paO0-f46NdM" text:style-name="Internet_20_link" text:visited-style-name="Visited_20_Internet_20_Link"><text:span text:style-name="T36">2016-12</text:span></text:a></text:p>
      <text:p text:style-name="P2"><text:a xlink:type="simple" xlink:href="https://www.youtube.com/watch?v=W4e7B1OATpk&amp;t=30s" text:style-name="Internet_20_link" text:visited-style-name="Visited_20_Internet_20_Link"><text:span text:style-name="T17">#5 WTM: Gruba Berta cz 2. </text:span></text:a><text:a xlink:type="simple" xlink:href="https://www.youtube.com/watch?v=W4e7B1OATpk&amp;t=30s" text:style-name="Internet_20_link" text:visited-style-name="Visited_20_Internet_20_Link"><text:span text:style-name="T36">2016-12</text:span></text:a></text:p>
      <text:p text:style-name="P2"><text:a xlink:type="simple" xlink:href="https://www.youtube.com/watch?v=RdCZPbNdRp4&amp;t=38s" text:style-name="Internet_20_link" text:visited-style-name="Visited_20_Internet_20_Link"><text:span text:style-name="T17">#6 WTM: Ludożercy w Polsce. </text:span></text:a><text:a xlink:type="simple" xlink:href="https://www.youtube.com/watch?v=RdCZPbNdRp4&amp;t=38s" text:style-name="Internet_20_link" text:visited-style-name="Visited_20_Internet_20_Link"><text:span text:style-name="T36">2017-1</text:span></text:a></text:p>
      <text:p text:style-name="P2"><text:soft-page-break/><text:a xlink:type="simple" xlink:href="https://www.youtube.com/watch?v=kTaTA6DxYe0&amp;t=13s" text:style-name="Internet_20_link" text:visited-style-name="Visited_20_Internet_20_Link"><text:span text:style-name="T17">#7 WTM: Tajemnica starego obelisku. 2017-1</text:span></text:a></text:p>
      <text:p text:style-name="P2"><text:a xlink:type="simple" xlink:href="https://www.youtube.com/watch?v=GPUoSVWdZZU&amp;t=33s" text:style-name="Internet_20_link" text:visited-style-name="Visited_20_Internet_20_Link"><text:span text:style-name="T17">#8 WTM: Izrael Poznanski. 2017-1</text:span></text:a></text:p>
      <text:p text:style-name="P6"/>
      <text:p text:style-name="P6"/>
      <text:p text:style-name="P7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3:11:41.577968132</meta:creation-date>
    <dc:date>2021-03-14T18:10:32.160003701</dc:date>
    <meta:editing-duration>PT1H45M15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3" meta:paragraph-count="94" meta:word-count="905" meta:character-count="6980" meta:non-whitespace-character-count="6151"/>
  </office:meta>
</office:document-meta>
</file>